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153in" table:align="margins"/>
    </style:style>
    <style:style style:name="Table1.A" style:family="table-column">
      <style:table-column-properties style:column-width="2.0222in" style:rel-column-width="13101*"/>
    </style:style>
    <style:style style:name="Table1.B" style:family="table-column">
      <style:table-column-properties style:column-width="0.7278in" style:rel-column-width="4715*"/>
    </style:style>
    <style:style style:name="Table1.C" style:family="table-column">
      <style:table-column-properties style:column-width="4in" style:rel-column-width="25915*"/>
    </style:style>
    <style:style style:name="Table1.D" style:family="table-column">
      <style:table-column-properties style:column-width="1.5625in" style:rel-column-width="10123*"/>
    </style:style>
    <style:style style:name="Table1.E" style:family="table-column">
      <style:table-column-properties style:column-width="1.8028in" style:rel-column-width="1168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6" style:family="table-row">
      <style:table-row-properties style:min-row-height="0.3104in"/>
    </style:style>
    <style:style style:name="P1" style:family="paragraph" style:parent-style-name="Table_20_Contents">
      <style:text-properties fo:font-weight="bold" officeooo:rsid="001a026c" officeooo:paragraph-rsid="001a026c" style:font-weight-asian="bold" style:font-weight-complex="bold"/>
    </style:style>
    <style:style style:name="P2" style:family="paragraph" style:parent-style-name="Table_20_Contents">
      <style:text-properties fo:font-weight="bold" officeooo:rsid="001bda2b" officeooo:paragraph-rsid="001bda2b" style:font-weight-asian="bold" style:font-weight-complex="bold"/>
    </style:style>
    <style:style style:name="P3" style:family="paragraph" style:parent-style-name="Table_20_Contents">
      <style:text-properties officeooo:rsid="001a026c" officeooo:paragraph-rsid="001a026c"/>
    </style:style>
    <style:style style:name="P4" style:family="paragraph" style:parent-style-name="Table_20_Contents">
      <style:text-properties fo:font-style="normal" fo:font-weight="normal" style:font-style-asian="normal" style:font-weight-asian="normal" style:font-style-complex="normal" style:font-weight-complex="normal"/>
    </style:style>
    <style:style style:name="P5" style:family="paragraph" style:parent-style-name="Table_20_Contents">
      <style:text-properties officeooo:rsid="001bda2b" officeooo:paragraph-rsid="001bda2b"/>
    </style:style>
    <style:style style:name="P6" style:family="paragraph" style:parent-style-name="Table_20_Contents">
      <style:text-properties officeooo:rsid="001ddfbc" officeooo:paragraph-rsid="001ddfbc"/>
    </style:style>
    <style:style style:name="P7" style:family="paragraph" style:parent-style-name="Table_20_Contents">
      <style:text-properties officeooo:rsid="001fd676" officeooo:paragraph-rsid="001fd676"/>
    </style:style>
    <style:style style:name="P8" style:family="paragraph" style:parent-style-name="Table_20_Contents">
      <style:text-properties officeooo:rsid="0020560f" officeooo:paragraph-rsid="0020560f"/>
    </style:style>
    <style:style style:name="P9" style:family="paragraph" style:parent-style-name="Table_20_Contents">
      <style:text-properties officeooo:rsid="0022c015" officeooo:paragraph-rsid="0022c015"/>
    </style:style>
    <style:style style:name="P10" style:family="paragraph" style:parent-style-name="Table_20_Contents">
      <style:text-properties officeooo:rsid="0027b964" officeooo:paragraph-rsid="0027b964"/>
    </style:style>
    <style:style style:name="P11" style:family="paragraph" style:parent-style-name="Table_20_Contents">
      <style:text-properties officeooo:rsid="002999df" officeooo:paragraph-rsid="002999df"/>
    </style:style>
    <style:style style:name="P12" style:family="paragraph" style:parent-style-name="Table_20_Contents">
      <style:text-properties officeooo:rsid="002b8156" officeooo:paragraph-rsid="002b8156"/>
    </style:style>
    <style:style style:name="P13" style:family="paragraph" style:parent-style-name="Table_20_Contents">
      <style:text-properties officeooo:rsid="003010ae" officeooo:paragraph-rsid="003010ae"/>
    </style:style>
    <style:style style:name="P14" style:family="paragraph" style:parent-style-name="Standard">
      <style:text-properties officeooo:paragraph-rsid="003010ae"/>
    </style:style>
    <style:style style:name="P15" style:family="paragraph" style:parent-style-name="Standard">
      <style:text-properties officeooo:paragraph-rsid="0030d011"/>
    </style:style>
    <style:style style:name="P16" style:family="paragraph" style:parent-style-name="Table_20_Contents">
      <style:text-properties fo:font-weight="normal" officeooo:rsid="0022c015" officeooo:paragraph-rsid="0022c015" style:font-weight-asian="normal" style:font-weight-complex="normal"/>
    </style:style>
    <style:style style:name="P17" style:family="paragraph" style:parent-style-name="Table_20_Contents">
      <style:text-properties fo:font-weight="normal" officeooo:rsid="002553c3" officeooo:paragraph-rsid="002553c3" style:font-weight-asian="normal" style:font-weight-complex="normal"/>
    </style:style>
    <style:style style:name="P18" style:family="paragraph" style:parent-style-name="Table_20_Contents">
      <style:text-properties fo:font-weight="normal" officeooo:rsid="002b8156" officeooo:paragraph-rsid="002b8156" style:font-weight-asian="normal" style:font-weight-complex="normal"/>
    </style:style>
    <style:style style:name="P19" style:family="paragraph" style:parent-style-name="Table_20_Contents">
      <style:text-properties fo:font-weight="normal" officeooo:rsid="002b8156" officeooo:paragraph-rsid="004827cb" style:font-weight-asian="normal" style:font-weight-complex="normal"/>
    </style:style>
    <style:style style:name="P20" style:family="paragraph" style:parent-style-name="Table_20_Contents">
      <style:text-properties fo:font-weight="normal" officeooo:rsid="0030414b" officeooo:paragraph-rsid="0030414b" style:font-weight-asian="normal" style:font-weight-complex="normal"/>
    </style:style>
    <style:style style:name="P21" style:family="paragraph" style:parent-style-name="Table_20_Contents">
      <style:text-properties fo:font-weight="normal" officeooo:rsid="002c265a" officeooo:paragraph-rsid="0030414b" style:font-weight-asian="normal" style:font-weight-complex="normal"/>
    </style:style>
    <style:style style:name="P22" style:family="paragraph" style:parent-style-name="Table_20_Contents">
      <style:text-properties fo:font-weight="normal" officeooo:rsid="002c265a" officeooo:paragraph-rsid="002c265a" style:font-weight-asian="normal" style:font-weight-complex="normal"/>
    </style:style>
    <style:style style:name="P23" style:family="paragraph" style:parent-style-name="Table_20_Contents">
      <style:text-properties fo:font-weight="normal" officeooo:rsid="002c265a" officeooo:paragraph-rsid="002d4a7e" style:font-weight-asian="normal" style:font-weight-complex="normal"/>
    </style:style>
    <style:style style:name="P24" style:family="paragraph" style:parent-style-name="Table_20_Contents">
      <style:text-properties fo:font-weight="normal" officeooo:rsid="0027e049" officeooo:paragraph-rsid="0027e049" style:font-weight-asian="normal" style:font-weight-complex="normal"/>
    </style:style>
    <style:style style:name="P25" style:family="paragraph" style:parent-style-name="Table_20_Contents">
      <style:text-properties fo:font-weight="normal" officeooo:rsid="0030d011" officeooo:paragraph-rsid="0030d011" style:font-weight-asian="normal" style:font-weight-complex="normal"/>
    </style:style>
    <style:style style:name="P26" style:family="paragraph" style:parent-style-name="Table_20_Contents">
      <style:text-properties fo:font-weight="normal" officeooo:rsid="002d4a7e" officeooo:paragraph-rsid="002d4a7e" style:font-weight-asian="normal" style:font-weight-complex="normal"/>
    </style:style>
    <style:style style:name="P27" style:family="paragraph" style:parent-style-name="Table_20_Contents">
      <style:text-properties fo:font-weight="normal" officeooo:rsid="001bda2b" officeooo:paragraph-rsid="001bda2b" style:font-weight-asian="normal" style:font-weight-complex="normal"/>
    </style:style>
    <style:style style:name="P28" style:family="paragraph" style:parent-style-name="Table_20_Contents">
      <style:text-properties fo:font-weight="normal" officeooo:rsid="001bda2b" officeooo:paragraph-rsid="001ddfbc" style:font-weight-asian="normal" style:font-weight-complex="normal"/>
    </style:style>
    <style:style style:name="P29" style:family="paragraph" style:parent-style-name="Table_20_Contents">
      <style:text-properties fo:font-weight="normal" officeooo:rsid="0021e2bc" officeooo:paragraph-rsid="0021e2bc" style:font-weight-asian="normal" style:font-weight-complex="normal"/>
    </style:style>
    <style:style style:name="P30" style:family="paragraph" style:parent-style-name="Table_20_Contents">
      <style:text-properties fo:font-weight="normal" officeooo:rsid="0025d0dd" officeooo:paragraph-rsid="0025d0dd" style:font-weight-asian="normal" style:font-weight-complex="normal"/>
    </style:style>
    <style:style style:name="P31" style:family="paragraph" style:parent-style-name="Table_20_Contents">
      <style:text-properties fo:font-weight="normal" officeooo:rsid="0028ead2" officeooo:paragraph-rsid="0028ead2" style:font-weight-asian="normal" style:font-weight-complex="normal"/>
    </style:style>
    <style:style style:name="P32" style:family="paragraph" style:parent-style-name="Table_20_Contents">
      <style:text-properties fo:font-weight="normal" officeooo:rsid="002f4004" officeooo:paragraph-rsid="002f4004" style:font-weight-asian="normal" style:font-weight-complex="normal"/>
    </style:style>
    <style:style style:name="P33" style:family="paragraph" style:parent-style-name="Table_20_Contents">
      <style:text-properties fo:font-weight="normal" officeooo:rsid="002f4004" officeooo:paragraph-rsid="003010ae" style:font-weight-asian="normal" style:font-weight-complex="normal"/>
    </style:style>
    <style:style style:name="P34" style:family="paragraph" style:parent-style-name="Table_20_Contents">
      <style:text-properties fo:font-weight="normal" officeooo:rsid="0027b964" officeooo:paragraph-rsid="0027b964" style:font-weight-asian="normal" style:font-weight-complex="normal"/>
    </style:style>
    <style:style style:name="P35" style:family="paragraph" style:parent-style-name="Table_20_Contents">
      <style:text-properties fo:font-weight="normal" officeooo:rsid="0020560f" officeooo:paragraph-rsid="0027b964" style:font-weight-asian="normal" style:font-weight-complex="normal"/>
    </style:style>
    <style:style style:name="P36" style:family="paragraph" style:parent-style-name="Table_20_Contents">
      <style:text-properties fo:font-weight="normal" officeooo:rsid="0020560f" officeooo:paragraph-rsid="0020560f" style:font-weight-asian="normal" style:font-weight-complex="normal"/>
    </style:style>
    <style:style style:name="P37" style:family="paragraph" style:parent-style-name="Table_20_Contents">
      <style:text-properties fo:font-weight="normal" officeooo:rsid="0034b5ce" officeooo:paragraph-rsid="0034b5ce" style:font-weight-asian="normal" style:font-weight-complex="normal"/>
    </style:style>
    <style:style style:name="P38" style:family="paragraph" style:parent-style-name="Table_20_Contents">
      <style:text-properties fo:font-weight="normal" officeooo:rsid="0034b5ce" officeooo:paragraph-rsid="004827cb" style:font-weight-asian="normal" style:font-weight-complex="normal"/>
    </style:style>
    <style:style style:name="P39" style:family="paragraph" style:parent-style-name="Table_20_Contents">
      <style:text-properties fo:font-weight="normal" officeooo:rsid="00362aea" officeooo:paragraph-rsid="00362aea" style:font-weight-asian="normal" style:font-weight-complex="normal"/>
    </style:style>
    <style:style style:name="P40" style:family="paragraph" style:parent-style-name="Table_20_Contents">
      <style:text-properties fo:font-weight="normal" officeooo:rsid="0037d377" officeooo:paragraph-rsid="0037d377" style:font-weight-asian="normal" style:font-weight-complex="normal"/>
    </style:style>
    <style:style style:name="P41" style:family="paragraph" style:parent-style-name="Table_20_Contents">
      <style:text-properties fo:font-weight="normal" officeooo:rsid="0038aac0" officeooo:paragraph-rsid="0038aac0" style:font-weight-asian="normal" style:font-weight-complex="normal"/>
    </style:style>
    <style:style style:name="P42" style:family="paragraph" style:parent-style-name="Table_20_Contents">
      <style:text-properties fo:font-weight="normal" officeooo:rsid="00396937" officeooo:paragraph-rsid="00396937" style:font-weight-asian="normal" style:font-weight-complex="normal"/>
    </style:style>
    <style:style style:name="P43" style:family="paragraph" style:parent-style-name="Table_20_Contents">
      <style:text-properties fo:font-weight="normal" officeooo:rsid="003d5443" officeooo:paragraph-rsid="003d5443" style:font-weight-asian="normal" style:font-weight-complex="normal"/>
    </style:style>
    <style:style style:name="P44" style:family="paragraph" style:parent-style-name="Table_20_Contents">
      <style:text-properties fo:font-weight="normal" officeooo:rsid="00441949" officeooo:paragraph-rsid="00441949" style:font-weight-asian="normal" style:font-weight-complex="normal"/>
    </style:style>
    <style:style style:name="P45" style:family="paragraph" style:parent-style-name="Table_20_Contents">
      <style:text-properties fo:font-weight="normal" officeooo:rsid="00465636" officeooo:paragraph-rsid="00465636" style:font-weight-asian="normal" style:font-weight-complex="normal"/>
    </style:style>
    <style:style style:name="P46" style:family="paragraph" style:parent-style-name="Table_20_Contents">
      <style:text-properties fo:font-weight="normal" officeooo:rsid="004827cb" officeooo:paragraph-rsid="004827cb" style:font-weight-asian="normal" style:font-weight-complex="normal"/>
    </style:style>
    <style:style style:name="P47" style:family="paragraph" style:parent-style-name="Table_20_Contents">
      <style:text-properties fo:font-weight="normal" officeooo:rsid="004980fe" officeooo:paragraph-rsid="004980fe" style:font-weight-asian="normal" style:font-weight-complex="normal"/>
    </style:style>
    <style:style style:name="P48" style:family="paragraph" style:parent-style-name="Table_20_Contents">
      <style:text-properties fo:font-weight="normal" officeooo:rsid="0049a3c0" officeooo:paragraph-rsid="0049a3c0" style:font-weight-asian="normal" style:font-weight-complex="normal"/>
    </style:style>
    <style:style style:name="P49" style:family="paragraph" style:parent-style-name="Table_20_Contents">
      <style:text-properties fo:font-weight="normal" officeooo:rsid="004ab7bf" officeooo:paragraph-rsid="004ab7bf" style:font-weight-asian="normal" style:font-weight-complex="normal"/>
    </style:style>
    <style:style style:name="P50" style:family="paragraph" style:parent-style-name="Table_20_Contents">
      <style:text-properties fo:font-weight="normal" officeooo:rsid="004ab7bf" officeooo:paragraph-rsid="004c3f08" style:font-weight-asian="normal" style:font-weight-complex="normal"/>
    </style:style>
    <style:style style:name="P51" style:family="paragraph" style:parent-style-name="Table_20_Contents">
      <style:text-properties fo:font-weight="normal" officeooo:rsid="004bf053" officeooo:paragraph-rsid="004bf053" style:font-weight-asian="normal" style:font-weight-complex="normal"/>
    </style:style>
    <style:style style:name="P52" style:family="paragraph" style:parent-style-name="Table_20_Contents">
      <style:text-properties fo:font-weight="normal" officeooo:rsid="004bf053" officeooo:paragraph-rsid="004c3f08" style:font-weight-asian="normal" style:font-weight-complex="normal"/>
    </style:style>
    <style:style style:name="P53" style:family="paragraph" style:parent-style-name="Table_20_Contents">
      <style:text-properties fo:font-weight="normal" officeooo:rsid="004bf053" officeooo:paragraph-rsid="005d1a1d" style:font-weight-asian="normal" style:font-weight-complex="normal"/>
    </style:style>
    <style:style style:name="P54" style:family="paragraph" style:parent-style-name="Table_20_Contents">
      <style:text-properties fo:font-weight="normal" officeooo:rsid="004bf053" officeooo:paragraph-rsid="005d45d6" style:font-weight-asian="normal" style:font-weight-complex="normal"/>
    </style:style>
    <style:style style:name="P55" style:family="paragraph" style:parent-style-name="Table_20_Contents">
      <style:text-properties fo:font-weight="normal" officeooo:rsid="004bf053" officeooo:paragraph-rsid="0060a2df" style:font-weight-asian="normal" style:font-weight-complex="normal"/>
    </style:style>
    <style:style style:name="P56" style:family="paragraph" style:parent-style-name="Table_20_Contents">
      <style:text-properties fo:font-weight="normal" officeooo:rsid="004bf053" officeooo:paragraph-rsid="0063fa1e" style:font-weight-asian="normal" style:font-weight-complex="normal"/>
    </style:style>
    <style:style style:name="P57" style:family="paragraph" style:parent-style-name="Table_20_Contents">
      <style:text-properties fo:font-weight="normal" officeooo:rsid="004bf053" officeooo:paragraph-rsid="0065ea61" style:font-weight-asian="normal" style:font-weight-complex="normal"/>
    </style:style>
    <style:style style:name="P58" style:family="paragraph" style:parent-style-name="Table_20_Contents">
      <style:text-properties fo:font-weight="normal" officeooo:rsid="004bf053" officeooo:paragraph-rsid="0067408c" style:font-weight-asian="normal" style:font-weight-complex="normal"/>
    </style:style>
    <style:style style:name="P59" style:family="paragraph" style:parent-style-name="Table_20_Contents">
      <style:text-properties fo:font-weight="normal" officeooo:rsid="004bf053" officeooo:paragraph-rsid="00689a59" style:font-weight-asian="normal" style:font-weight-complex="normal"/>
    </style:style>
    <style:style style:name="P60" style:family="paragraph" style:parent-style-name="Table_20_Contents">
      <style:text-properties fo:font-weight="normal" officeooo:rsid="004c3f08" officeooo:paragraph-rsid="004c3f08" style:font-weight-asian="normal" style:font-weight-complex="normal"/>
    </style:style>
    <style:style style:name="P61" style:family="paragraph" style:parent-style-name="Table_20_Contents">
      <style:text-properties fo:font-weight="normal" officeooo:rsid="005cda01" officeooo:paragraph-rsid="005cda01" style:font-weight-asian="normal" style:font-weight-complex="normal"/>
    </style:style>
    <style:style style:name="P62" style:family="paragraph" style:parent-style-name="Table_20_Contents">
      <style:text-properties fo:font-weight="normal" officeooo:rsid="005cda01" officeooo:paragraph-rsid="005f9e2b" style:font-weight-asian="normal" style:font-weight-complex="normal"/>
    </style:style>
    <style:style style:name="P63" style:family="paragraph" style:parent-style-name="Table_20_Contents">
      <style:text-properties fo:font-weight="normal" officeooo:rsid="005cda01" officeooo:paragraph-rsid="0065ea61" style:font-weight-asian="normal" style:font-weight-complex="normal"/>
    </style:style>
    <style:style style:name="P64" style:family="paragraph" style:parent-style-name="Table_20_Contents">
      <style:text-properties fo:font-weight="normal" officeooo:rsid="005d1a1d" officeooo:paragraph-rsid="005d1a1d" style:font-weight-asian="normal" style:font-weight-complex="normal"/>
    </style:style>
    <style:style style:name="P65" style:family="paragraph" style:parent-style-name="Table_20_Contents">
      <style:text-properties fo:font-weight="normal" officeooo:rsid="005d1a1d" officeooo:paragraph-rsid="005d45d6" style:font-weight-asian="normal" style:font-weight-complex="normal"/>
    </style:style>
    <style:style style:name="P66" style:family="paragraph" style:parent-style-name="Table_20_Contents">
      <style:text-properties fo:font-weight="normal" officeooo:rsid="005d1a1d" officeooo:paragraph-rsid="0060a2df" style:font-weight-asian="normal" style:font-weight-complex="normal"/>
    </style:style>
    <style:style style:name="P67" style:family="paragraph" style:parent-style-name="Table_20_Contents">
      <style:text-properties fo:font-weight="normal" officeooo:rsid="005d1a1d" officeooo:paragraph-rsid="0063fa1e" style:font-weight-asian="normal" style:font-weight-complex="normal"/>
    </style:style>
    <style:style style:name="P68" style:family="paragraph" style:parent-style-name="Table_20_Contents">
      <style:text-properties fo:font-weight="normal" officeooo:rsid="005d1a1d" officeooo:paragraph-rsid="0065ea61" style:font-weight-asian="normal" style:font-weight-complex="normal"/>
    </style:style>
    <style:style style:name="P69" style:family="paragraph" style:parent-style-name="Table_20_Contents">
      <style:text-properties fo:font-weight="normal" officeooo:rsid="005d1a1d" officeooo:paragraph-rsid="0067408c" style:font-weight-asian="normal" style:font-weight-complex="normal"/>
    </style:style>
    <style:style style:name="P70" style:family="paragraph" style:parent-style-name="Table_20_Contents">
      <style:text-properties fo:font-weight="normal" officeooo:rsid="005d1a1d" officeooo:paragraph-rsid="00689a59" style:font-weight-asian="normal" style:font-weight-complex="normal"/>
    </style:style>
    <style:style style:name="P71" style:family="paragraph" style:parent-style-name="Table_20_Contents">
      <style:text-properties fo:font-weight="normal" officeooo:rsid="005d1a1d" officeooo:paragraph-rsid="006a8ab3" style:font-weight-asian="normal" style:font-weight-complex="normal"/>
    </style:style>
    <style:style style:name="P72" style:family="paragraph" style:parent-style-name="Table_20_Contents">
      <style:text-properties fo:font-weight="normal" officeooo:rsid="005d45d6" officeooo:paragraph-rsid="005d45d6" style:font-weight-asian="normal" style:font-weight-complex="normal"/>
    </style:style>
    <style:style style:name="P73" style:family="paragraph" style:parent-style-name="Table_20_Contents">
      <style:text-properties fo:font-weight="normal" officeooo:rsid="005e56d0" officeooo:paragraph-rsid="005e56d0" style:font-weight-asian="normal" style:font-weight-complex="normal"/>
    </style:style>
    <style:style style:name="P74" style:family="paragraph" style:parent-style-name="Table_20_Contents">
      <style:text-properties fo:font-weight="normal" officeooo:rsid="005f9e2b" officeooo:paragraph-rsid="005f9e2b" style:font-weight-asian="normal" style:font-weight-complex="normal"/>
    </style:style>
    <style:style style:name="P75" style:family="paragraph" style:parent-style-name="Table_20_Contents">
      <style:text-properties fo:font-weight="normal" officeooo:rsid="005f9e2b" officeooo:paragraph-rsid="0065ea61" style:font-weight-asian="normal" style:font-weight-complex="normal"/>
    </style:style>
    <style:style style:name="P76" style:family="paragraph" style:parent-style-name="Table_20_Contents">
      <style:text-properties fo:font-weight="normal" officeooo:rsid="006264ab" officeooo:paragraph-rsid="006264ab" style:font-weight-asian="normal" style:font-weight-complex="normal"/>
    </style:style>
    <style:style style:name="P77" style:family="paragraph" style:parent-style-name="Table_20_Contents">
      <style:text-properties fo:font-weight="normal" officeooo:rsid="0065ea61" officeooo:paragraph-rsid="0065ea61" style:font-weight-asian="normal" style:font-weight-complex="normal"/>
    </style:style>
    <style:style style:name="P78" style:family="paragraph" style:parent-style-name="Table_20_Contents">
      <style:text-properties fo:font-weight="normal" officeooo:rsid="00662e08" officeooo:paragraph-rsid="00662e08" style:font-weight-asian="normal" style:font-weight-complex="normal"/>
    </style:style>
    <style:style style:name="P79" style:family="paragraph" style:parent-style-name="Table_20_Contents">
      <style:text-properties fo:font-weight="normal" officeooo:rsid="0067408c" officeooo:paragraph-rsid="0067408c" style:font-weight-asian="normal" style:font-weight-complex="normal"/>
    </style:style>
    <style:style style:name="P80" style:family="paragraph" style:parent-style-name="Table_20_Contents">
      <style:text-properties fo:font-weight="normal" officeooo:rsid="006747a3" officeooo:paragraph-rsid="006747a3" style:font-weight-asian="normal" style:font-weight-complex="normal"/>
    </style:style>
    <style:style style:name="P81" style:family="paragraph" style:parent-style-name="Table_20_Contents">
      <style:text-properties fo:font-weight="normal" officeooo:rsid="00689a59" officeooo:paragraph-rsid="00689a59" style:font-weight-asian="normal" style:font-weight-complex="normal"/>
    </style:style>
    <style:style style:name="P82" style:family="paragraph" style:parent-style-name="Table_20_Contents">
      <style:text-properties fo:font-weight="normal" officeooo:rsid="006a8ab3" officeooo:paragraph-rsid="006a8ab3" style:font-weight-asian="normal" style:font-weight-complex="normal"/>
    </style:style>
    <style:style style:name="P83" style:family="paragraph" style:parent-style-name="Table_20_Contents">
      <style:text-properties fo:font-style="normal" fo:font-weight="normal" style:font-style-asian="normal" style:font-weight-asian="normal" style:font-style-complex="normal" style:font-weight-complex="normal"/>
    </style:style>
    <style:style style:name="P84" style:family="paragraph" style:parent-style-name="Table_20_Contents">
      <style:text-properties fo:font-style="normal" fo:font-weight="normal" officeooo:paragraph-rsid="004827cb" style:font-style-asian="normal" style:font-weight-asian="normal" style:font-style-complex="normal" style:font-weight-complex="normal"/>
    </style:style>
    <style:style style:name="P85" style:family="paragraph" style:parent-style-name="Table_20_Contents">
      <style:text-properties fo:font-style="normal" fo:font-weight="normal" officeooo:paragraph-rsid="004f0e1c" style:font-style-asian="normal" style:font-weight-asian="normal" style:font-style-complex="normal" style:font-weight-complex="normal"/>
    </style:style>
    <style:style style:name="P86" style:family="paragraph" style:parent-style-name="Table_20_Contents">
      <style:text-properties fo:font-style="normal" fo:font-weight="normal" officeooo:paragraph-rsid="0050ea43" style:font-style-asian="normal" style:font-weight-asian="normal" style:font-style-complex="normal" style:font-weight-complex="normal"/>
    </style:style>
    <style:style style:name="P87" style:family="paragraph" style:parent-style-name="Table_20_Contents">
      <style:text-properties fo:font-style="normal" fo:font-weight="normal" officeooo:paragraph-rsid="00521e5f" style:font-style-asian="normal" style:font-weight-asian="normal" style:font-style-complex="normal" style:font-weight-complex="normal"/>
    </style:style>
    <style:style style:name="P88" style:family="paragraph" style:parent-style-name="Table_20_Contents">
      <style:text-properties fo:font-weight="bold" officeooo:rsid="002b8156" officeooo:paragraph-rsid="002b8156" style:font-weight-asian="bold" style:font-weight-complex="bold"/>
    </style:style>
    <style:style style:name="P89" style:family="paragraph" style:parent-style-name="Table_20_Contents">
      <style:text-properties fo:font-weight="bold" officeooo:rsid="0030414b" officeooo:paragraph-rsid="0030414b" style:font-weight-asian="bold" style:font-weight-complex="bold"/>
    </style:style>
    <style:style style:name="P90" style:family="paragraph" style:parent-style-name="Table_20_Contents">
      <style:text-properties fo:font-weight="bold" officeooo:rsid="002c265a" officeooo:paragraph-rsid="002c265a" style:font-weight-asian="bold" style:font-weight-complex="bold"/>
    </style:style>
    <style:style style:name="P91" style:family="paragraph" style:parent-style-name="Table_20_Contents">
      <style:text-properties fo:font-weight="bold" officeooo:rsid="0030d011" officeooo:paragraph-rsid="0030d011" style:font-weight-asian="bold" style:font-weight-complex="bold"/>
    </style:style>
    <style:style style:name="P92" style:family="paragraph" style:parent-style-name="Table_20_Contents">
      <style:text-properties fo:font-weight="bold" officeooo:rsid="0027e049" officeooo:paragraph-rsid="0027e049" style:font-weight-asian="bold" style:font-weight-complex="bold"/>
    </style:style>
    <style:style style:name="P93" style:family="paragraph" style:parent-style-name="Table_20_Contents">
      <style:text-properties fo:font-weight="bold" officeooo:rsid="001a026c" officeooo:paragraph-rsid="001a026c" style:font-weight-asian="bold" style:font-weight-complex="bold"/>
    </style:style>
    <style:style style:name="P94" style:family="paragraph" style:parent-style-name="Table_20_Contents">
      <style:text-properties fo:font-weight="bold" officeooo:rsid="001a026c" officeooo:paragraph-rsid="0030d011" style:font-weight-asian="bold" style:font-weight-complex="bold"/>
    </style:style>
    <style:style style:name="P95" style:family="paragraph" style:parent-style-name="Table_20_Contents">
      <style:text-properties fo:font-weight="bold" officeooo:rsid="0027b964" officeooo:paragraph-rsid="0027b964" style:font-weight-asian="bold" style:font-weight-complex="bold"/>
    </style:style>
    <style:style style:name="P96" style:family="paragraph" style:parent-style-name="Table_20_Contents">
      <style:text-properties fo:font-weight="bold" officeooo:rsid="0022c015" officeooo:paragraph-rsid="0022c015" style:font-weight-asian="bold" style:font-weight-complex="bold"/>
    </style:style>
    <style:style style:name="P97" style:family="paragraph" style:parent-style-name="Table_20_Contents">
      <style:text-properties fo:font-weight="bold" officeooo:rsid="00246980" officeooo:paragraph-rsid="00246980" style:font-weight-asian="bold" style:font-weight-complex="bold"/>
    </style:style>
    <style:style style:name="P98" style:family="paragraph" style:parent-style-name="Table_20_Contents">
      <style:text-properties fo:font-weight="bold" officeooo:rsid="0020560f" officeooo:paragraph-rsid="0020560f" style:font-weight-asian="bold" style:font-weight-complex="bold"/>
    </style:style>
    <style:style style:name="P99" style:family="paragraph" style:parent-style-name="Table_20_Contents">
      <style:text-properties fo:font-weight="bold" officeooo:rsid="001bda2b" officeooo:paragraph-rsid="001ddfbc" style:font-weight-asian="bold" style:font-weight-complex="bold"/>
    </style:style>
    <style:style style:name="P100" style:family="paragraph" style:parent-style-name="Table_20_Contents">
      <style:text-properties fo:font-weight="bold" officeooo:rsid="001bda2b" officeooo:paragraph-rsid="001bda2b" style:font-weight-asian="bold" style:font-weight-complex="bold"/>
    </style:style>
    <style:style style:name="P101" style:family="paragraph" style:parent-style-name="Table_20_Contents">
      <style:text-properties fo:font-weight="bold" officeooo:rsid="001b2eb8" officeooo:paragraph-rsid="001b2eb8" style:font-weight-asian="bold" style:font-weight-complex="bold"/>
    </style:style>
    <style:style style:name="P102" style:family="paragraph" style:parent-style-name="Table_20_Contents">
      <style:text-properties fo:font-weight="bold" officeooo:rsid="0034b5ce" officeooo:paragraph-rsid="0034b5ce" style:font-weight-asian="bold" style:font-weight-complex="bold"/>
    </style:style>
    <style:style style:name="P103" style:family="paragraph" style:parent-style-name="Table_20_Contents">
      <style:text-properties fo:font-weight="bold" officeooo:rsid="00362aea" officeooo:paragraph-rsid="00362aea" style:font-weight-asian="bold" style:font-weight-complex="bold"/>
    </style:style>
    <style:style style:name="P104" style:family="paragraph" style:parent-style-name="Table_20_Contents">
      <style:text-properties fo:font-weight="bold" officeooo:rsid="0037d377" officeooo:paragraph-rsid="0037d377" style:font-weight-asian="bold" style:font-weight-complex="bold"/>
    </style:style>
    <style:style style:name="P105" style:family="paragraph" style:parent-style-name="Table_20_Contents">
      <style:text-properties fo:font-weight="bold" officeooo:rsid="00396937" officeooo:paragraph-rsid="00396937" style:font-weight-asian="bold" style:font-weight-complex="bold"/>
    </style:style>
    <style:style style:name="P106" style:family="paragraph" style:parent-style-name="Table_20_Contents">
      <style:text-properties fo:font-weight="bold" officeooo:rsid="003e789e" officeooo:paragraph-rsid="003e789e" style:font-weight-asian="bold" style:font-weight-complex="bold"/>
    </style:style>
    <style:style style:name="P107" style:family="paragraph" style:parent-style-name="Table_20_Contents">
      <style:text-properties fo:font-weight="bold" officeooo:rsid="003fc402" officeooo:paragraph-rsid="003fc402" style:font-weight-asian="bold" style:font-weight-complex="bold"/>
    </style:style>
    <style:style style:name="P108" style:family="paragraph" style:parent-style-name="Table_20_Contents">
      <style:text-properties fo:font-weight="bold" officeooo:rsid="00441949" officeooo:paragraph-rsid="00441949" style:font-weight-asian="bold" style:font-weight-complex="bold"/>
    </style:style>
    <style:style style:name="P109" style:family="paragraph" style:parent-style-name="Table_20_Contents">
      <style:text-properties fo:font-weight="bold" officeooo:rsid="004827cb" officeooo:paragraph-rsid="004827cb" style:font-weight-asian="bold" style:font-weight-complex="bold"/>
    </style:style>
    <style:style style:name="P110" style:family="paragraph" style:parent-style-name="Table_20_Contents">
      <style:text-properties fo:font-weight="bold" officeooo:rsid="004980fe" officeooo:paragraph-rsid="004980fe" style:font-weight-asian="bold" style:font-weight-complex="bold"/>
    </style:style>
    <style:style style:name="P111" style:family="paragraph" style:parent-style-name="Table_20_Contents">
      <style:text-properties fo:font-weight="bold" officeooo:rsid="004c3f08" officeooo:paragraph-rsid="004c3f08" style:font-weight-asian="bold" style:font-weight-complex="bold"/>
    </style:style>
    <style:style style:name="P112" style:family="paragraph" style:parent-style-name="Table_20_Contents">
      <style:text-properties fo:font-weight="bold" officeooo:rsid="0056b06a" officeooo:paragraph-rsid="0056b06a" style:font-weight-asian="bold" style:font-weight-complex="bold"/>
    </style:style>
    <style:style style:name="P113" style:family="paragraph" style:parent-style-name="Table_20_Contents">
      <style:text-properties fo:font-weight="bold" officeooo:rsid="005737d5" officeooo:paragraph-rsid="005737d5" style:font-weight-asian="bold" style:font-weight-complex="bold"/>
    </style:style>
    <style:style style:name="P114" style:family="paragraph" style:parent-style-name="Table_20_Contents">
      <style:text-properties fo:font-weight="bold" officeooo:rsid="005cda01" officeooo:paragraph-rsid="005cda01" style:font-weight-asian="bold" style:font-weight-complex="bold"/>
    </style:style>
    <style:style style:name="P115" style:family="paragraph" style:parent-style-name="Table_20_Contents">
      <style:text-properties fo:font-weight="bold" officeooo:rsid="005d1a1d" officeooo:paragraph-rsid="005d1a1d" style:font-weight-asian="bold" style:font-weight-complex="bold"/>
    </style:style>
    <style:style style:name="P116" style:family="paragraph" style:parent-style-name="Table_20_Contents">
      <style:text-properties fo:font-weight="bold" officeooo:rsid="005d45d6" officeooo:paragraph-rsid="005d45d6" style:font-weight-asian="bold" style:font-weight-complex="bold"/>
    </style:style>
    <style:style style:name="P117" style:family="paragraph" style:parent-style-name="Table_20_Contents">
      <style:text-properties fo:font-weight="bold" officeooo:rsid="005ddeee" officeooo:paragraph-rsid="005ddeee" style:font-weight-asian="bold" style:font-weight-complex="bold"/>
    </style:style>
    <style:style style:name="P118" style:family="paragraph" style:parent-style-name="Table_20_Contents">
      <style:text-properties fo:font-weight="bold" officeooo:rsid="005e56d0" officeooo:paragraph-rsid="005e56d0" style:font-weight-asian="bold" style:font-weight-complex="bold"/>
    </style:style>
    <style:style style:name="P119" style:family="paragraph" style:parent-style-name="Table_20_Contents">
      <style:text-properties fo:font-weight="bold" officeooo:rsid="005f9e2b" officeooo:paragraph-rsid="005f9e2b" style:font-weight-asian="bold" style:font-weight-complex="bold"/>
    </style:style>
    <style:style style:name="P120" style:family="paragraph" style:parent-style-name="Table_20_Contents">
      <style:text-properties fo:font-weight="bold" officeooo:rsid="005f9e2b" officeooo:paragraph-rsid="0065ea61" style:font-weight-asian="bold" style:font-weight-complex="bold"/>
    </style:style>
    <style:style style:name="P121" style:family="paragraph" style:parent-style-name="Table_20_Contents">
      <style:text-properties fo:font-weight="bold" officeooo:rsid="006264ab" officeooo:paragraph-rsid="006264ab" style:font-weight-asian="bold" style:font-weight-complex="bold"/>
    </style:style>
    <style:style style:name="P122" style:family="paragraph" style:parent-style-name="Table_20_Contents">
      <style:text-properties fo:font-weight="bold" officeooo:rsid="0063fa1e" officeooo:paragraph-rsid="0063fa1e" style:font-weight-asian="bold" style:font-weight-complex="bold"/>
    </style:style>
    <style:style style:name="P123" style:family="paragraph" style:parent-style-name="Table_20_Contents">
      <style:text-properties fo:font-weight="bold" officeooo:rsid="0065ea61" officeooo:paragraph-rsid="0065ea61" style:font-weight-asian="bold" style:font-weight-complex="bold"/>
    </style:style>
    <style:style style:name="P124" style:family="paragraph" style:parent-style-name="Table_20_Contents">
      <style:text-properties fo:font-weight="bold" officeooo:rsid="00662e08" officeooo:paragraph-rsid="00662e08" style:font-weight-asian="bold" style:font-weight-complex="bold"/>
    </style:style>
    <style:style style:name="P125" style:family="paragraph" style:parent-style-name="Table_20_Contents">
      <style:text-properties fo:font-weight="bold" officeooo:rsid="006747a3" officeooo:paragraph-rsid="006747a3" style:font-weight-asian="bold" style:font-weight-complex="bold"/>
    </style:style>
    <style:style style:name="P126" style:family="paragraph" style:parent-style-name="Table_20_Contents">
      <style:text-properties fo:font-weight="bold" officeooo:rsid="00689a59" officeooo:paragraph-rsid="00689a59" style:font-weight-asian="bold" style:font-weight-complex="bold"/>
    </style:style>
    <style:style style:name="P127" style:family="paragraph" style:parent-style-name="Table_20_Contents">
      <style:text-properties fo:font-weight="bold" officeooo:rsid="006a8ab3" officeooo:paragraph-rsid="006a8ab3" style:font-weight-asian="bold" style:font-weight-complex="bold"/>
    </style:style>
    <style:style style:name="P128" style:family="paragraph" style:parent-style-name="Table_20_Contents">
      <style:text-properties officeooo:rsid="0028ead2" officeooo:paragraph-rsid="0028ead2"/>
    </style:style>
    <style:style style:name="P129" style:family="paragraph" style:parent-style-name="Table_20_Contents">
      <style:text-properties officeooo:rsid="0028ead2" officeooo:paragraph-rsid="0033b03b"/>
    </style:style>
    <style:style style:name="P130" style:family="paragraph" style:parent-style-name="Table_20_Contents">
      <style:text-properties officeooo:rsid="0030414b" officeooo:paragraph-rsid="0030414b"/>
    </style:style>
    <style:style style:name="P131" style:family="paragraph" style:parent-style-name="Table_20_Contents">
      <style:text-properties officeooo:rsid="001b2eb8" officeooo:paragraph-rsid="001b2eb8"/>
    </style:style>
    <style:style style:name="P132" style:family="paragraph" style:parent-style-name="Table_20_Contents">
      <style:text-properties officeooo:rsid="001b2eb8" officeooo:paragraph-rsid="0025d0dd"/>
    </style:style>
    <style:style style:name="P133" style:family="paragraph" style:parent-style-name="Table_20_Contents">
      <style:text-properties officeooo:rsid="001fd676" officeooo:paragraph-rsid="001fd676"/>
    </style:style>
    <style:style style:name="P134" style:family="paragraph" style:parent-style-name="Table_20_Contents">
      <style:text-properties officeooo:rsid="0022c015" officeooo:paragraph-rsid="0022c015"/>
    </style:style>
    <style:style style:name="P135" style:family="paragraph" style:parent-style-name="Table_20_Contents">
      <style:text-properties officeooo:rsid="001ddfbc" officeooo:paragraph-rsid="001ddfbc"/>
    </style:style>
    <style:style style:name="P136" style:family="paragraph" style:parent-style-name="Table_20_Contents">
      <style:text-properties officeooo:rsid="001a026c" officeooo:paragraph-rsid="001a026c"/>
    </style:style>
    <style:style style:name="P137" style:family="paragraph" style:parent-style-name="Table_20_Contents">
      <style:text-properties officeooo:rsid="001bda2b" officeooo:paragraph-rsid="001bda2b"/>
    </style:style>
    <style:style style:name="P138" style:family="paragraph" style:parent-style-name="Table_20_Contents">
      <style:text-properties officeooo:rsid="0033b03b" officeooo:paragraph-rsid="0033b03b"/>
    </style:style>
    <style:style style:name="P139" style:family="paragraph" style:parent-style-name="Table_20_Contents">
      <style:text-properties officeooo:rsid="0034b5ce" officeooo:paragraph-rsid="0034b5ce"/>
    </style:style>
    <style:style style:name="P140" style:family="paragraph" style:parent-style-name="Table_20_Contents">
      <style:text-properties officeooo:rsid="00362aea" officeooo:paragraph-rsid="00362aea"/>
    </style:style>
    <style:style style:name="P141" style:family="paragraph" style:parent-style-name="Table_20_Contents">
      <style:text-properties officeooo:rsid="0037d377" officeooo:paragraph-rsid="0037d377"/>
    </style:style>
    <style:style style:name="P142" style:family="paragraph" style:parent-style-name="Table_20_Contents">
      <style:text-properties officeooo:rsid="003f6bea" officeooo:paragraph-rsid="003f6bea"/>
    </style:style>
    <style:style style:name="P143" style:family="paragraph" style:parent-style-name="Table_20_Contents">
      <style:text-properties officeooo:rsid="004049f1" officeooo:paragraph-rsid="004049f1"/>
    </style:style>
    <style:style style:name="P144" style:family="paragraph" style:parent-style-name="Table_20_Contents">
      <style:text-properties officeooo:rsid="00421b4b" officeooo:paragraph-rsid="00421b4b"/>
    </style:style>
    <style:style style:name="P145" style:family="paragraph" style:parent-style-name="Table_20_Contents">
      <style:text-properties officeooo:rsid="0044cdaf" officeooo:paragraph-rsid="0044cdaf"/>
    </style:style>
    <style:style style:name="P146" style:family="paragraph" style:parent-style-name="Table_20_Contents">
      <style:text-properties officeooo:rsid="004827cb" officeooo:paragraph-rsid="004827cb"/>
    </style:style>
    <style:style style:name="P147" style:family="paragraph" style:parent-style-name="Table_20_Contents">
      <style:text-properties officeooo:rsid="004827cb" officeooo:paragraph-rsid="004bf053"/>
    </style:style>
    <style:style style:name="P148" style:family="paragraph" style:parent-style-name="Table_20_Contents">
      <style:text-properties officeooo:rsid="004827cb" officeooo:paragraph-rsid="0059ffe5"/>
    </style:style>
    <style:style style:name="P149" style:family="paragraph" style:parent-style-name="Table_20_Contents">
      <style:text-properties officeooo:rsid="004bf053" officeooo:paragraph-rsid="004bf053"/>
    </style:style>
    <style:style style:name="P150" style:family="paragraph" style:parent-style-name="Table_20_Contents">
      <style:text-properties officeooo:rsid="004e12e0" officeooo:paragraph-rsid="004e12e0"/>
    </style:style>
    <style:style style:name="P151" style:family="paragraph" style:parent-style-name="Table_20_Contents">
      <style:text-properties officeooo:rsid="00530a5e" officeooo:paragraph-rsid="00530a5e"/>
    </style:style>
    <style:style style:name="P152" style:family="paragraph" style:parent-style-name="Table_20_Contents">
      <style:text-properties officeooo:rsid="00535a77" officeooo:paragraph-rsid="00535a77"/>
    </style:style>
    <style:style style:name="P153" style:family="paragraph" style:parent-style-name="Table_20_Contents">
      <style:text-properties officeooo:rsid="00535a77" officeooo:paragraph-rsid="0053e214"/>
    </style:style>
    <style:style style:name="P154" style:family="paragraph" style:parent-style-name="Table_20_Contents">
      <style:text-properties officeooo:rsid="0053e214" officeooo:paragraph-rsid="0053e214"/>
    </style:style>
    <style:style style:name="P155" style:family="paragraph" style:parent-style-name="Table_20_Contents">
      <style:text-properties officeooo:rsid="005555e5" officeooo:paragraph-rsid="005555e5"/>
    </style:style>
    <style:style style:name="P156" style:family="paragraph" style:parent-style-name="Table_20_Contents">
      <style:text-properties officeooo:rsid="0055e934" officeooo:paragraph-rsid="0055e934"/>
    </style:style>
    <style:style style:name="P157" style:family="paragraph" style:parent-style-name="Table_20_Contents">
      <style:text-properties officeooo:rsid="0059ffe5" officeooo:paragraph-rsid="0059ffe5"/>
    </style:style>
    <style:style style:name="P158" style:family="paragraph" style:parent-style-name="Table_20_Contents">
      <style:text-properties officeooo:rsid="005bfa54" officeooo:paragraph-rsid="005bfa54"/>
    </style:style>
    <style:style style:name="P159" style:family="paragraph" style:parent-style-name="Text_20_body">
      <style:text-properties fo:font-weight="bold" officeooo:rsid="0030d011" officeooo:paragraph-rsid="0030d011" style:font-weight-asian="bold" style:font-weight-complex="bold"/>
    </style:style>
    <style:style style:name="P160" style:family="paragraph" style:parent-style-name="Text_20_body">
      <style:text-properties fo:font-weight="bold" officeooo:rsid="00320ca2" officeooo:paragraph-rsid="00320ca2" style:font-weight-asian="bold" style:font-weight-complex="bold"/>
    </style:style>
    <style:style style:name="P161" style:family="paragraph" style:parent-style-name="Text_20_body">
      <style:text-properties fo:font-weight="normal" officeooo:rsid="0030d011" officeooo:paragraph-rsid="0030d011" style:font-weight-asian="normal" style:font-weight-complex="normal"/>
    </style:style>
    <style:style style:name="P162" style:family="paragraph" style:parent-style-name="Text_20_body">
      <style:text-properties fo:font-weight="normal" officeooo:rsid="00312d91" officeooo:paragraph-rsid="00312d91" style:font-weight-asian="normal" style:font-weight-complex="normal"/>
    </style:style>
    <style:style style:name="P163" style:family="paragraph" style:parent-style-name="Text_20_body">
      <style:text-properties fo:font-weight="normal" officeooo:rsid="0031dbfb" officeooo:paragraph-rsid="0031dbfb" style:font-weight-asian="normal" style:font-weight-complex="normal"/>
    </style:style>
    <style:style style:name="T1" style:family="text">
      <style:text-properties officeooo:rsid="001a026c"/>
    </style:style>
    <style:style style:name="T2" style:family="text">
      <style:text-properties fo:font-style="normal" style:font-style-asian="normal" style:font-style-complex="normal"/>
    </style:style>
    <style:style style:name="T3" style:family="text">
      <style:text-properties fo:font-style="normal" officeooo:rsid="002d4a7e" style:font-style-asian="normal" style:font-style-complex="normal"/>
    </style:style>
    <style:style style:name="T4" style:family="text">
      <style:text-properties fo:font-style="normal" officeooo:rsid="004a9647" style:font-style-asian="normal" style:font-style-complex="normal"/>
    </style:style>
    <style:style style:name="T5" style:family="text">
      <style:text-properties fo:font-style="normal" officeooo:rsid="004ab7bf" style:font-style-asian="normal" style:font-style-complex="normal"/>
    </style:style>
    <style:style style:name="T6" style:family="text">
      <style:text-properties fo:font-style="normal" officeooo:rsid="0063fa1e" style:font-style-asian="normal" style:font-style-complex="normal"/>
    </style:style>
    <style:style style:name="T7" style:family="text">
      <style:text-properties fo:font-style="normal" fo:font-weight="bold" officeooo:rsid="004a9647"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01bda2b" style:font-weight-asian="bold" style:font-weight-complex="bold"/>
    </style:style>
    <style:style style:name="T10" style:family="text">
      <style:text-properties officeooo:rsid="001b2eb8"/>
    </style:style>
    <style:style style:name="T11" style:family="text">
      <style:text-properties fo:font-weight="normal" style:font-weight-asian="normal" style:font-weight-complex="normal"/>
    </style:style>
    <style:style style:name="T12" style:family="text">
      <style:text-properties fo:font-weight="normal" officeooo:rsid="004827cb" style:font-weight-asian="normal" style:font-weight-complex="normal"/>
    </style:style>
    <style:style style:name="T13" style:family="text">
      <style:text-properties officeooo:rsid="001bda2b"/>
    </style:style>
    <style:style style:name="T14" style:family="text">
      <style:text-properties officeooo:rsid="001c1f2b"/>
    </style:style>
    <style:style style:name="T15" style:family="text">
      <style:text-properties officeooo:rsid="001ddfbc"/>
    </style:style>
    <style:style style:name="T16" style:family="text">
      <style:text-properties officeooo:rsid="001fd676"/>
    </style:style>
    <style:style style:name="T17" style:family="text">
      <style:text-properties officeooo:rsid="0022c015"/>
    </style:style>
    <style:style style:name="T18" style:family="text">
      <style:text-properties officeooo:rsid="00269904"/>
    </style:style>
    <style:style style:name="T19" style:family="text">
      <style:text-properties officeooo:rsid="0027b964"/>
    </style:style>
    <style:style style:name="T20" style:family="text">
      <style:text-properties officeooo:rsid="0028ead2"/>
    </style:style>
    <style:style style:name="T21" style:family="text">
      <style:text-properties officeooo:rsid="0029c69c"/>
    </style:style>
    <style:style style:name="T22" style:family="text">
      <style:text-properties officeooo:rsid="002b8156"/>
    </style:style>
    <style:style style:name="T23" style:family="text">
      <style:text-properties officeooo:rsid="002f4004"/>
    </style:style>
    <style:style style:name="T24" style:family="text">
      <style:text-properties officeooo:rsid="003010ae"/>
    </style:style>
    <style:style style:name="T25" style:family="text">
      <style:text-properties officeooo:rsid="0030414b"/>
    </style:style>
    <style:style style:name="T26" style:family="text">
      <style:text-properties officeooo:rsid="00312d91"/>
    </style:style>
    <style:style style:name="T27" style:family="text">
      <style:text-properties officeooo:rsid="0031dbfb"/>
    </style:style>
    <style:style style:name="T28" style:family="text">
      <style:text-properties officeooo:rsid="0033b03b"/>
    </style:style>
    <style:style style:name="T29" style:family="text">
      <style:text-properties officeooo:rsid="0034b5ce"/>
    </style:style>
    <style:style style:name="T30" style:family="text">
      <style:text-properties officeooo:rsid="0037d377"/>
    </style:style>
    <style:style style:name="T31" style:family="text">
      <style:text-properties officeooo:rsid="003d5443"/>
    </style:style>
    <style:style style:name="T32" style:family="text">
      <style:text-properties officeooo:rsid="003e789e"/>
    </style:style>
    <style:style style:name="T33" style:family="text">
      <style:text-properties officeooo:rsid="00417b84"/>
    </style:style>
    <style:style style:name="T34" style:family="text">
      <style:text-properties officeooo:rsid="00465636"/>
    </style:style>
    <style:style style:name="T35" style:family="text">
      <style:text-properties officeooo:rsid="004827cb"/>
    </style:style>
    <style:style style:name="T36" style:family="text">
      <style:text-properties officeooo:rsid="004f0e1c"/>
    </style:style>
    <style:style style:name="T37" style:family="text">
      <style:text-properties officeooo:rsid="0050ea43"/>
    </style:style>
    <style:style style:name="T38" style:family="text">
      <style:text-properties officeooo:rsid="00521e5f"/>
    </style:style>
    <style:style style:name="T39" style:family="text">
      <style:text-properties officeooo:rsid="0053e214"/>
    </style:style>
    <style:style style:name="T40" style:family="text">
      <style:text-properties officeooo:rsid="005d45d6"/>
    </style:style>
    <style:style style:name="T41" style:family="text">
      <style:text-properties officeooo:rsid="0063fa1e"/>
    </style:style>
    <style:style style:name="T42" style:family="text">
      <style:text-properties officeooo:rsid="006740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Permissions</text:p>
      <text:p text:style-name="P161">Permissions are handled using JavaScript Web Tokens. Upon logging in, a signed web token <text:span text:style-name="T26">(a string)</text:span> is given to the caller, with an expiry time (such as 24 hours from issuing; set by 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text:span text:style-name="T26">web token previously obtained). Note the space. Anything but this exact format (including a missing or blank Authorization header) will return a Status 400 Bad Request error message.</text:span></text:p>
      <text:p text:style-name="P162">If an invalid (ie expired) web token is provided, <text:span text:style-name="T27">a Status 401 Unauthorized is returned.</text:span></text:p>
      <text:p text:style-name="P163">If a valid web token is provided, but it does not have authorization to access the given endpoint, a Status 403 Forbidden is returned.</text:p>
      <text:p text:style-name="P160">The Errors section in the table<text:span text:style-name="T34">s</text:span> ignores this possible 400/401/403, it is implicit in any permissions requiremen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4"><text:span text:style-name="T21">URL </text:span>Endpoint</text:p>
          </table:table-cell>
          <table:table-cell table:style-name="Table1.A1" office:value-type="string">
            <text:p text:style-name="P1">Method</text:p>
          </table:table-cell>
          <table:table-cell table:style-name="Table1.A1" office:value-type="string">
            <text:p text:style-name="P1">Input/Output <text:span text:style-name="T29">(Request Body/Response Body)</text:span></text:p>
          </table:table-cell>
          <table:table-cell table:style-name="Table1.A1" office:value-type="string">
            <text:p text:style-name="P2">Permissions</text:p>
          </table:table-cell>
          <table:table-cell table:style-name="Table1.E1" office:value-type="string">
            <text:p text:style-name="P1">Description</text:p>
          </table:table-cell>
        </table:table-row>
        <table:table-row>
          <table:table-cell table:style-name="Table1.A2" office:value-type="string">
            <text:p text:style-name="P4">/<text:span text:style-name="T1">api/v0/auth/admins/login</text:span></text:p>
          </table:table-cell>
          <table:table-cell table:style-name="Table1.A2" office:value-type="string">
            <text:p text:style-name="P3">POST</text:p>
          </table:table-cell>
          <table:table-cell table:style-name="Table1.A2" office:value-type="string">
            <text:p text:style-name="P3"><text:span text:style-name="T8">Input</text:span> </text:p>
            <text:p text:style-name="P3">{“username”: “abc”, “password”: “abc”}</text:p>
            <text:p text:style-name="P3"/>
            <text:p text:style-name="P1">Output <text:span text:style-name="T10">(Successful)</text:span></text:p>
            <text:p text:style-name="P16">Status 200</text:p>
            <text:p text:style-name="P3">{“accessToken”: “eyzbdshdbsyd256”}</text:p>
            <text:p text:style-name="P3"/>
            <text:p text:style-name="P101">Errors</text:p>
            <text:p text:style-name="P131">Error 400 if JSON body not parseable</text:p>
            <text:p text:style-name="P132">Error 401 if login details incorrect (username or password wrong)</text:p>
            <text:p text:style-name="P131">Error 500 <text:span text:style-name="T20">if</text:span> any internal server issues</text:p>
          </table:table-cell>
          <table:table-cell table:style-name="Table1.A2" office:value-type="string">
            <text:p text:style-name="P5">None</text:p>
          </table:table-cell>
          <table:table-cell table:style-name="Table1.E2" office:value-type="string">
            <text:p text:style-name="P5">Logging in as an adminstrator. The accessToken needs to be saved and uses in all future requests which need permissions of any kind. Such requests need to have a header called <text:span text:style-name="T8">Authorization</text:span> with value </text:p>
            <text:p text:style-name="P2">Bearer {{accessToken}}</text:p>
            <text:p text:style-name="P27">Note the space <text:span text:style-name="T14">between</text:span></text:p>
          </table:table-cell>
        </table:table-row>
        <table:table-row>
          <table:table-cell table:style-name="Table1.A2" office:value-type="string">
            <text:p text:style-name="P4">/<text:span text:style-name="T15">api/v0/auth/users/login</text:span></text:p>
          </table:table-cell>
          <table:table-cell table:style-name="Table1.A2" office:value-type="string">
            <text:p text:style-name="P6">POST</text:p>
          </table:table-cell>
          <table:table-cell table:style-name="Table1.A2" office:value-type="string">
            <text:p text:style-name="P3"><text:span text:style-name="T8">Input</text:span> </text:p>
            <text:p text:style-name="P3">{“username”: “abc”, “password”: “abc”}</text:p>
            <text:p text:style-name="P3"/>
            <text:p text:style-name="P1">Output <text:span text:style-name="T10">(Successful)</text:span></text:p>
            <text:p text:style-name="P16">Status 200</text:p>
            <text:p text:style-name="P3">{“accessToken”: “eyzbdshdbsyd256”}</text:p>
            <text:p text:style-name="P3"><text:soft-page-break/></text:p>
            <text:p text:style-name="P101">Errors</text:p>
            <text:p text:style-name="P131">401 if login details incorrect (username or password wrong)</text:p>
            <text:p text:style-name="P131">400 if JSON body not parseable</text:p>
            <text:p text:style-name="P131">500 <text:span text:style-name="T20">if</text:span> any internal server issues</text:p>
          </table:table-cell>
          <table:table-cell table:style-name="Table1.A2" office:value-type="string">
            <text:p text:style-name="P6">None</text:p>
          </table:table-cell>
          <table:table-cell table:style-name="Table1.E2" office:value-type="string">
            <text:p text:style-name="P6">Logging in as a user. <text:span text:style-name="T13">The accessToken needs to be saved and uses in all future requests which need permissions of any kind. Such requests need </text:span><text:soft-page-break/><text:span text:style-name="T13">to have a header called </text:span><text:span text:style-name="T9">Authorization</text:span><text:span text:style-name="T13"> with value </text:span></text:p>
            <text:p text:style-name="P99">Bearer {{accessToken}}</text:p>
            <text:p text:style-name="P28">Note the space <text:span text:style-name="T14">between</text:span></text:p>
          </table:table-cell>
        </table:table-row>
        <table:table-row>
          <table:table-cell table:style-name="Table1.A2" office:value-type="string">
            <text:p text:style-name="P4">/<text:span text:style-name="T16">api/v0/users</text:span></text:p>
          </table:table-cell>
          <table:table-cell table:style-name="Table1.A2" office:value-type="string">
            <text:p text:style-name="P7">GET</text:p>
          </table:table-cell>
          <table:table-cell table:style-name="Table1.A2" office:value-type="string">
            <text:p text:style-name="P98">Input</text:p>
            <text:p text:style-name="P36">None</text:p>
            <text:p text:style-name="P36"/>
            <text:p text:style-name="P98">Output <text:span text:style-name="T17">(Successful)</text:span></text:p>
            <text:p text:style-name="P16">Status 200</text:p>
            <text:p text:style-name="P36">[{“username”: “abc”, “name”: “abc”, “createdAt”: “2019-01-31T14:07:30.796471Z", “updatedAt”: “2019-01-31T14:07:30.796471Z”, “lastLoggedIn”:null}, ...]</text:p>
            <text:p text:style-name="P36"/>
            <text:p text:style-name="P36">All fields must be non-null except lastLoggedIn</text:p>
            <text:p text:style-name="P36"/>
            <text:p text:style-name="P98">Errors</text:p>
            <text:p text:style-name="P29">500 <text:span text:style-name="T20">if</text:span> any internal server issues</text:p>
          </table:table-cell>
          <table:table-cell table:style-name="Table1.A2" office:value-type="string">
            <text:p text:style-name="P7">Valid access token</text:p>
            <text:p text:style-name="P7">Administrator <text:span text:style-name="T17">account</text:span></text:p>
          </table:table-cell>
          <table:table-cell table:style-name="Table1.E2" office:value-type="string">
            <text:p text:style-name="P8">Returns <text:span text:style-name="T19">a JSON array of all users</text:span></text:p>
          </table:table-cell>
        </table:table-row>
        <table:table-row>
          <table:table-cell table:style-name="Table1.A2" office:value-type="string">
            <text:p text:style-name="P4">/<text:span text:style-name="T17">api/v0/users</text:span></text:p>
          </table:table-cell>
          <table:table-cell table:style-name="Table1.A2" office:value-type="string">
            <text:p text:style-name="P9">POST</text:p>
          </table:table-cell>
          <table:table-cell table:style-name="Table1.A2" office:value-type="string">
            <text:p text:style-name="P96">Input</text:p>
            <text:p text:style-name="P16">{“name”: “Ashwin”, “username”: “Hackerboy”, “password”: “unsecured”}</text:p>
            <text:p text:style-name="P16"/>
            <text:p text:style-name="P17">The other user fields will be ignored if supplied</text:p>
            <text:p text:style-name="P16"/>
            <text:p text:style-name="P96">Output (Successful)</text:p>
            <text:p text:style-name="P16">Status 201<text:line-break/>{"message":"Registration successful"}</text:p>
            <text:p text:style-name="P16"/>
            <text:p text:style-name="P97">Errors</text:p>
            <text:p text:style-name="P17">400 if JSON body not parseable</text:p>
            <text:p text:style-name="P30">409 if user with that username already exists</text:p>
            <text:p text:style-name="P30">500 if any internal server issue</text:p>
          </table:table-cell>
          <table:table-cell table:style-name="Table1.A2" office:value-type="string">
            <text:p text:style-name="P9">Valid access token</text:p>
            <text:p text:style-name="P9">Administrator account</text:p>
          </table:table-cell>
          <table:table-cell table:style-name="Table1.E2" office:value-type="string">
            <text:p text:style-name="P9">Creates a new user, <text:span text:style-name="T18">will automatically populate the createdAt and updatedAt fields to the time of creation.</text:span></text:p>
          </table:table-cell>
        </table:table-row>
        <text:soft-page-break/>
        <table:table-row>
          <table:table-cell table:style-name="Table1.A2" office:value-type="string">
            <text:p text:style-name="P4">/<text:span text:style-name="T19">api/v0/users/{username}</text:span></text:p>
          </table:table-cell>
          <table:table-cell table:style-name="Table1.A2" office:value-type="string">
            <text:p text:style-name="P10">GET</text:p>
          </table:table-cell>
          <table:table-cell table:style-name="Table1.A2" office:value-type="string">
            <text:p text:style-name="P95">Input</text:p>
            <text:p text:style-name="P34">None</text:p>
            <text:p text:style-name="P34"/>
            <text:p text:style-name="P95">Output (Successful)</text:p>
            <text:p text:style-name="P24">Status 200</text:p>
            <text:p text:style-name="P35">{“username”: “abc”, “name”: “abc”, “createdAt”: “2019-01-31T14:07:30.796471Z", “updatedAt”: “2019-01-31T14:07:30.796471Z”, “lastLoggedIn”:null}</text:p>
            <text:p text:style-name="P35"/>
            <text:p text:style-name="P92">Errors</text:p>
            <text:p text:style-name="P25">404 if the user doesn’t exist</text:p>
            <text:p text:style-name="P31">500 if any internal server issues</text:p>
          </table:table-cell>
          <table:table-cell table:style-name="Table1.A2" office:value-type="string">
            <text:p text:style-name="P128">Valid access token</text:p>
            <text:p text:style-name="P128">One of the following:</text:p>
            <text:p text:style-name="P128">Administrator account</text:p>
            <text:p text:style-name="P128">User with the given username (you can look at your own details)</text:p>
          </table:table-cell>
          <table:table-cell table:style-name="Table1.E2" office:value-type="string">
            <text:p text:style-name="P11">Returns a single user JSON object <text:span text:style-name="T21">based on the username in the URL. The user with the {username} needs to exist</text:span></text:p>
          </table:table-cell>
        </table:table-row>
        <table:table-row>
          <table:table-cell table:style-name="Table1.A2" office:value-type="string">
            <text:p text:style-name="P4">/<text:span text:style-name="T22">api/v0/users/{username}</text:span></text:p>
          </table:table-cell>
          <table:table-cell table:style-name="Table1.A2" office:value-type="string">
            <text:p text:style-name="P12">PATCH</text:p>
          </table:table-cell>
          <table:table-cell table:style-name="Table1.A2" office:value-type="string">
            <text:p text:style-name="P88">Input</text:p>
            <text:p text:style-name="P18">Supply <text:span text:style-name="T8">only</text:span> the fields of the user you wish to update, <text:span text:style-name="T23">with the new values</text:span> e.g.</text:p>
            <text:p text:style-name="P22">{"username":"LCPSANIL", "name":"Sanil","password":"AbetterPassword"}</text:p>
            <text:p text:style-name="P22"/>
            <text:p text:style-name="P23">Note that you can update the username. <text:span text:style-name="T3">Above are the only valid update fields (creation/update/last log in time are not valid).</text:span></text:p>
            <text:p text:style-name="P22"/>
            <text:p text:style-name="P90">Output (Successful)</text:p>
            <text:p text:style-name="P22">Status 200</text:p>
            <text:p text:style-name="P22">{"message":"User updated"}</text:p>
            <text:p text:style-name="P22"/>
            <text:p text:style-name="P90">Errors</text:p>
            <text:p text:style-name="P26">400 if JSON body not parseable</text:p>
            <text:p text:style-name="P26">400 if invalid field is specified</text:p>
            <text:p text:style-name="P25">404 if the user does not exist</text:p>
            <text:p text:style-name="P32">409 if newly specified username is already in username</text:p>
            <text:p text:style-name="P33">500 if any internal server issues</text:p>
            <text:p text:style-name="P14"/>
          </table:table-cell>
          <table:table-cell table:style-name="Table1.A2" office:value-type="string">
            <text:p text:style-name="P128">Valid access token</text:p>
            <text:p text:style-name="P128">One of the following:</text:p>
            <text:p text:style-name="P128">Administrator account</text:p>
            <text:p text:style-name="P128">User with the given username (you can <text:span text:style-name="T24">update your own details)</text:span></text:p>
          </table:table-cell>
          <table:table-cell table:style-name="Table1.E2" office:value-type="string">
            <text:p text:style-name="P13">Update a user’<text:span text:style-name="T25">s details. You only need to give the fields that need changing. The user given by {username} needs to exist.</text:span></text:p>
          </table:table-cell>
        </table:table-row>
        <text:soft-page-break/>
        <table:table-row>
          <table:table-cell table:style-name="Table1.A2" office:value-type="string">
            <text:p text:style-name="P4">/<text:span text:style-name="T25">api/v0/users/{username}</text:span></text:p>
          </table:table-cell>
          <table:table-cell table:style-name="Table1.A2" office:value-type="string">
            <text:p text:style-name="P130">DELETE</text:p>
          </table:table-cell>
          <table:table-cell table:style-name="Table1.A2" office:value-type="string">
            <text:p text:style-name="P89">Input</text:p>
            <text:p text:style-name="P20">No<text:span text:style-name="T29">ne</text:span></text:p>
            <text:p text:style-name="P20"/>
            <text:p text:style-name="P89">Output (Successful)</text:p>
            <text:p text:style-name="P21">Status 200</text:p>
            <text:p text:style-name="P21">{"message":"Successfully deleted user"}</text:p>
            <text:p text:style-name="P21"/>
            <text:p text:style-name="P91">Errors</text:p>
            <text:p text:style-name="P25">404 if the user does not exist</text:p>
            <text:p text:style-name="P25">500 if any internal server issues</text:p>
          </table:table-cell>
          <table:table-cell table:style-name="Table1.A2" office:value-type="string">
            <text:p text:style-name="P129">Valid access token</text:p>
            <text:p text:style-name="P129">One of the following:</text:p>
            <text:p text:style-name="P129">Administrator account</text:p>
            <text:p text:style-name="P129">User with the given username (you can <text:span text:style-name="T28">delete yourself)</text:span></text:p>
          </table:table-cell>
          <table:table-cell table:style-name="Table1.E2" office:value-type="string">
            <text:p text:style-name="P138">Deletes the user from the database.</text:p>
          </table:table-cell>
        </table:table-row>
        <table:table-row>
          <table:table-cell table:style-name="Table1.A2" office:value-type="string">
            <text:p text:style-name="P4">/<text:span text:style-name="T29">api/v0/events</text:span></text:p>
          </table:table-cell>
          <table:table-cell table:style-name="Table1.A2" office:value-type="string">
            <text:p text:style-name="P139">GET</text:p>
          </table:table-cell>
          <table:table-cell table:style-name="Table1.A2" office:value-type="string">
            <text:p text:style-name="P102">Input</text:p>
            <text:p text:style-name="P37">None</text:p>
            <text:p text:style-name="P37"/>
            <text:p text:style-name="P102">Output (Successful)</text:p>
            <text:p text:style-name="P37">[{"eventId":"1004ad4d-685c-40a0-b6d1-be1b28cb9a4b","name":"New Event","startDateTime":null,"endDateTime":null,"lat":null,"long":null,"radius":null,"url":"newevent2","updatedAt":"2019-03-07T09:25:43.240095Z","createdAt":"2019-03-07T09:25:43.240095Z"}, …]</text:p>
            <text:p text:style-name="P37"/>
            <text:p text:style-name="P39">The nullable fields above are listed as null. </text:p>
            <text:p text:style-name="P47">Radius is in KM.</text:p>
            <text:p text:style-name="P39"/>
            <text:p text:style-name="P103">Errors</text:p>
            <text:p text:style-name="P39">500 if any internal server issue</text:p>
          </table:table-cell>
          <table:table-cell table:style-name="Table1.A2" office:value-type="string">
            <text:p text:style-name="P140">Valid access token</text:p>
          </table:table-cell>
          <table:table-cell table:style-name="Table1.E2" office:value-type="string">
            <text:p text:style-name="P140">Returns all the events hosted by the <text:span text:style-name="T8">user making the request </text:span><text:span text:style-name="T11">(the user is identified using the web token), </text:span><text:span text:style-name="T12">as a JSON array.</text:span></text:p>
          </table:table-cell>
        </table:table-row>
        <table:table-row>
          <table:table-cell table:style-name="Table1.A2" office:value-type="string">
            <text:p text:style-name="P4">/<text:span text:style-name="T30">api/v0/events</text:span></text:p>
          </table:table-cell>
          <table:table-cell table:style-name="Table1.A2" office:value-type="string">
            <text:p text:style-name="P141">POST</text:p>
          </table:table-cell>
          <table:table-cell table:style-name="Table1.A2" office:value-type="string">
            <text:p text:style-name="P104">Input</text:p>
            <text:p text:style-name="P40">{“name”:”New Event”, “url”: “blah”, “<text:span text:style-name="T31">startDateTime”: “2019-01-08T14:00:00Z”</text:span>}</text:p>
            <text:p text:style-name="P40"/>
            <text:p text:style-name="P41">The <text:span text:style-name="T31">name and url</text:span> <text:span text:style-name="T31">cannot be empty string</text:span>. <text:span text:style-name="T32">All other fields are optional. </text:span>See GET /api/v0/events for the full list of possible fields which can be supplied in creation. Note <text:soft-page-break/>that updatedAt/createdAt are not supposed to be supplied.</text:p>
            <text:p text:style-name="P43">If startDateTime/endDateTime is supplied, it MUST be in the format above <text:span text:style-name="T32">for startDateTime </text:span>(cannot drop out the seconds).</text:p>
            <text:p text:style-name="P43"/>
            <text:p text:style-name="P47">Radius is in KM.</text:p>
            <text:p text:style-name="P43"/>
            <text:p text:style-name="P105">Output (Successful)</text:p>
            <text:p text:style-name="P43">Status 201</text:p>
            <text:p text:style-name="P42">{"message":"Event created"}</text:p>
            <text:p text:style-name="P42"/>
            <text:p text:style-name="P106">Errors</text:p>
            <text:p text:style-name="P106"><text:span text:style-name="T11">400 if invalid field values supplied, or if badly formatted time string, or request body could not be read as JSON.</text:span></text:p>
            <text:p text:style-name="P106"><text:span text:style-name="T11">409 if event with the given URL already exists</text:span></text:p>
            <text:p text:style-name="P106"><text:span text:style-name="T11">500 if any internal server issues</text:span></text:p>
            <text:p text:style-name="P107">As of v1.1, admin account trying to create an event will not be blocked by permissions, but will produce an error 500<text:span text:style-name="T11">. </text:span></text:p>
          </table:table-cell>
          <table:table-cell table:style-name="Table1.A2" office:value-type="string">
            <text:p text:style-name="P142">Valid access token</text:p>
          </table:table-cell>
          <table:table-cell table:style-name="Table1.E2" office:value-type="string">
            <text:p text:style-name="P143">Creates a new event with the given fields. Note that the URL of the event is either an external URL address or can meant to direct to an endpoint</text:p>
          </table:table-cell>
        </table:table-row>
        <table:table-row>
          <table:table-cell table:style-name="Table1.A2" office:value-type="string">
            <text:p text:style-name="P4">/<text:span text:style-name="T33">api/v0/events/exists/{eventURL}</text:span></text:p>
          </table:table-cell>
          <table:table-cell table:style-name="Table1.A2" office:value-type="string">
            <text:p text:style-name="P144">GET</text:p>
          </table:table-cell>
          <table:table-cell table:style-name="Table1.A2" office:value-type="string">
            <text:p text:style-name="P108">Input</text:p>
            <text:p text:style-name="P44">None</text:p>
            <text:p text:style-name="P44"/>
            <text:p text:style-name="P108">Output (Successful)</text:p>
            <text:p text:style-name="P44">Status 200</text:p>
            <text:p text:style-name="P44">{“available”: “true”} or {“available”: “false”}</text:p>
            <text:p text:style-name="P44"/>
            <text:p text:style-name="P108">Errors</text:p>
            <text:p text:style-name="P44">500 if any internal server issues.</text:p>
          </table:table-cell>
          <table:table-cell table:style-name="Table1.A2" office:value-type="string">
            <text:p text:style-name="P144">Valid access token</text:p>
          </table:table-cell>
          <table:table-cell table:style-name="Table1.E2" office:value-type="string">
            <text:p text:style-name="P145">Checks if an event already exists with that given <text:span text:style-name="T8">URL</text:span><text:span text:style-name="T11">, </text:span><text:span text:style-name="T8">(not event ID!)</text:span></text:p>
            <text:p text:style-name="P45"/>
          </table:table-cell>
        </table:table-row>
        <table:table-row>
          <table:table-cell table:style-name="Table1.A2" office:value-type="string">
            <text:p text:style-name="P4">/<text:span text:style-name="T35">api/v0/events/{eventID}</text:span></text:p>
          </table:table-cell>
          <table:table-cell table:style-name="Table1.A2" office:value-type="string">
            <text:p text:style-name="P146">GET</text:p>
          </table:table-cell>
          <table:table-cell table:style-name="Table1.A2" office:value-type="string">
            <text:p text:style-name="P109">Input</text:p>
            <text:p text:style-name="P46">None</text:p>
            <text:p text:style-name="P46"/>
            <text:p text:style-name="P109">Output (Successful)</text:p>
            <text:p text:style-name="P46">Status 200</text:p>
            <text:p text:style-name="P38"><text:soft-page-break/>{"eventId":"1004ad4d-685c-40a0-b6d1-be1b28cb9a4b","name":"New Event","startDateTime":null,"endDateTime":null,"lat":null,"long":null,"radius":null,"url":"newevent2","updatedAt":"2019-03-07T09:25:43.240095Z","createdAt":"2019-03-07T09:25:43.240095Z"}</text:p>
            <text:p text:style-name="P38"/>
            <text:p text:style-name="P46">The null fields above are the only nullable ones. URL/Name cannot be empty strings. Event ID is unique.</text:p>
            <text:p text:style-name="P46"/>
            <text:p text:style-name="P47">Radius is in KM.</text:p>
            <text:p text:style-name="P46"/>
            <text:p text:style-name="P109">Errors</text:p>
            <text:p text:style-name="P51">404 if an event with that eventID doesn’t exist</text:p>
            <text:p text:style-name="P46">500 if any internal server issues</text:p>
          </table:table-cell>
          <table:table-cell table:style-name="Table1.A2" office:value-type="string">
            <text:p text:style-name="P146">Valid access token</text:p>
            <text:p text:style-name="P146">One of the following:</text:p>
            <text:p text:style-name="P146">User account which is a host of that event</text:p>
            <text:p text:style-name="P146">Administrator <text:soft-page-break/>account</text:p>
          </table:table-cell>
          <table:table-cell table:style-name="Table1.E2" office:value-type="string">
            <text:p text:style-name="P146">Returns the details of a specific event given its event ID.</text:p>
          </table:table-cell>
        </table:table-row>
        <table:table-row>
          <table:table-cell table:style-name="Table1.A2" office:value-type="string">
            <text:p text:style-name="P84">/<text:span text:style-name="T35">api/v0/events/{eventID}</text:span></text:p>
          </table:table-cell>
          <table:table-cell table:style-name="Table1.A2" office:value-type="string">
            <text:p text:style-name="P146">PATCH</text:p>
          </table:table-cell>
          <table:table-cell table:style-name="Table1.A2" office:value-type="string">
            <text:p text:style-name="P109">Input</text:p>
            <text:p text:style-name="P19">Supply <text:span text:style-name="T8">only</text:span> the fields of the user you wish to update, <text:span text:style-name="T23">with the new values</text:span> e.g.</text:p>
            <text:p text:style-name="P46">{“name”: “abc”, “startDateTime”: <text:span text:style-name="T31">“2019-01-08T14:00:00Z”, “</text:span>radius”: 5}</text:p>
            <text:p text:style-name="P46"/>
            <text:p text:style-name="P46">See GET <text:span text:style-name="T2">/api/v0/events/{eventID} for the list of fields. </text:span>Note that all fields listed in GET <text:span text:style-name="T2">/api/v0/events/{eventID} can be updated, EXCEPT eventId and the updatedAt/createdAt timings.</text:span></text:p>
            <text:p text:style-name="P46"><text:span text:style-name="T2"/></text:p>
            <text:p text:style-name="P48"><text:span text:style-name="T2">If URL or name is updated, updated value cannot be blank. Note that time formatting should follow the format for startDateTime above for most predictable behavior, </text:span><text:span text:style-name="T7">but other formats will not be rejected</text:span><text:span text:style-name="T4">. </text:span></text:p>
            <text:p text:style-name="P46"><text:span text:style-name="T2"/></text:p>
            <text:p text:style-name="P47"><text:span text:style-name="T2">Radius is in KM.</text:span></text:p>
            <text:p text:style-name="P47"><text:span text:style-name="T2"/></text:p>
            <text:p text:style-name="P110"><text:span text:style-name="T2">Output (Successful)</text:span></text:p>
            <text:p text:style-name="P47"><text:soft-page-break/><text:span text:style-name="T2">Status 200</text:span></text:p>
            <text:p text:style-name="P47"><text:span text:style-name="T2">{"message":"Event updated"}</text:span></text:p>
            <text:p text:style-name="P47"><text:span text:style-name="T2"/></text:p>
            <text:p text:style-name="P110"><text:span text:style-name="T2">Errors</text:span></text:p>
            <text:p text:style-name="P48"><text:span text:style-name="T2">400 if body could not be read as JSON, or blank URL/name supplied, </text:span><text:span text:style-name="T5">or invalid fields supplied.</text:span></text:p>
            <text:p text:style-name="P51"><text:span text:style-name="T5">4</text:span><text:span text:style-name="T2">04 if an event with that eventID does not exist.</text:span></text:p>
            <text:p text:style-name="P49"><text:span text:style-name="T2">409 if updated URL is already used by another event.</text:span></text:p>
            <text:p text:style-name="P49"><text:span text:style-name="T2">500 if any internal server issue</text:span></text:p>
          </table:table-cell>
          <table:table-cell table:style-name="Table1.A2" office:value-type="string">
            <text:p text:style-name="P147">Valid access token</text:p>
            <text:p text:style-name="P147">One of the following:</text:p>
            <text:p text:style-name="P147">User account which is a host of that event</text:p>
            <text:p text:style-name="P147">Administrator account</text:p>
          </table:table-cell>
          <table:table-cell table:style-name="Table1.E2" office:value-type="string">
            <text:p text:style-name="P149">Updates the details of the event. <text:span text:style-name="T25">You only need to give the fields that need changing. The user given by {username} needs to exist.</text:span></text:p>
          </table:table-cell>
        </table:table-row>
        <table:table-row>
          <table:table-cell table:style-name="Table1.A2" office:value-type="string">
            <text:p text:style-name="P84">/<text:span text:style-name="T35">api/v0/events/{eventID}</text:span></text:p>
          </table:table-cell>
          <table:table-cell table:style-name="Table1.A2" office:value-type="string">
            <text:p text:style-name="P146">DELETE</text:p>
          </table:table-cell>
          <table:table-cell table:style-name="Table1.A2" office:value-type="string">
            <text:p text:style-name="P111">Input</text:p>
            <text:p text:style-name="P111"><text:span text:style-name="T11">None</text:span></text:p>
            <text:p text:style-name="P111"><text:span text:style-name="T11"/></text:p>
            <text:p text:style-name="P111">Output (Successful)</text:p>
            <text:p text:style-name="P60">{"message":"Successfully deleted event"}</text:p>
            <text:p text:style-name="P60"/>
            <text:p text:style-name="P111">Errors</text:p>
            <text:p text:style-name="P52"><text:span text:style-name="T5">4</text:span><text:span text:style-name="T2">04 if an event with that eventID does not exist.</text:span></text:p>
            <text:p text:style-name="P50"><text:span text:style-name="T2">500 if any internal server issue</text:span></text:p>
          </table:table-cell>
          <table:table-cell table:style-name="Table1.A2" office:value-type="string">
            <text:p text:style-name="P147">Valid access token</text:p>
            <text:p text:style-name="P147">One of the following:</text:p>
            <text:p text:style-name="P147">User account which is a host of that event</text:p>
            <text:p text:style-name="P147">Administrator account</text:p>
          </table:table-cell>
          <table:table-cell table:style-name="Table1.E2" office:value-type="string">
            <text:p text:style-name="P150">Deletes the event with the given eventID.</text:p>
          </table:table-cell>
        </table:table-row>
        <table:table-row>
          <table:table-cell table:style-name="Table1.A2" office:value-type="string">
            <text:p text:style-name="P84">/api/v0/events/{eventID}/guests</text:p>
          </table:table-cell>
          <table:table-cell table:style-name="Table1.A2" office:value-type="string">
            <text:p text:style-name="P151">GET</text:p>
          </table:table-cell>
          <table:table-cell table:style-name="Table1.A2" office:value-type="string">
            <text:p text:style-name="P112">Input</text:p>
            <text:p text:style-name="P112"><text:span text:style-name="T11">None</text:span></text:p>
            <text:p text:style-name="P112"><text:span text:style-name="T11"/></text:p>
            <text:p text:style-name="P113">Output (Successful)</text:p>
            <text:p text:style-name="P61">Status 200</text:p>
            <text:p text:style-name="P61">["PERSON MCPERSON","CHINESE ENGLISHNAME",…]</text:p>
            <text:p text:style-name="P61"/>
            <text:p text:style-name="P114">Errors</text:p>
            <text:p text:style-name="P53"><text:span text:style-name="T5">4</text:span><text:span text:style-name="T2">04 if an event with that eventID does not exist.</text:span></text:p>
            <text:p text:style-name="P64"><text:span text:style-name="T2">500 if any internal server issue</text:span></text:p>
          </table:table-cell>
          <table:table-cell table:style-name="Table1.A2" office:value-type="string">
            <text:p text:style-name="P148">Valid access token</text:p>
            <text:p text:style-name="P148">One of the following:</text:p>
            <text:p text:style-name="P148">User account which is a host of that event</text:p>
            <text:p text:style-name="P148">Administrator account</text:p>
          </table:table-cell>
          <table:table-cell table:style-name="Table1.E2" office:value-type="string">
            <text:p text:style-name="P152">Gets the list, <text:span text:style-name="T39">as a JSON array,</text:span> of names of all guests attending that particular event. <text:span text:style-name="T39">Event with that ID must exist.</text:span></text:p>
          </table:table-cell>
        </table:table-row>
        <table:table-row table:style-name="Table1.16">
          <table:table-cell table:style-name="Table1.A2" office:value-type="string">
            <text:p text:style-name="P85">/api/v0/events/{eventID}/guests</text:p>
          </table:table-cell>
          <table:table-cell table:style-name="Table1.A2" office:value-type="string">
            <text:p text:style-name="P151">POST</text:p>
          </table:table-cell>
          <table:table-cell table:style-name="Table1.A2" office:value-type="string">
            <text:p text:style-name="P115">Input</text:p>
            <text:p text:style-name="P64">{“nric”: “1234F”, “name”: “BOB MCBOB”}</text:p>
            <text:p text:style-name="P64"/>
            <text:p text:style-name="P115">Output (Successful)</text:p>
            <text:p text:style-name="P64"><text:soft-page-break/>Status 20<text:span text:style-name="T40">1</text:span></text:p>
            <text:p text:style-name="P64">{"message":"Registration successful"}</text:p>
            <text:p text:style-name="P64"/>
            <text:p text:style-name="P115">Errors</text:p>
            <text:p text:style-name="P64"><text:span text:style-name="T5">4</text:span><text:span text:style-name="T2">00 if body could not be read as JSON</text:span></text:p>
            <text:p text:style-name="P53"><text:span text:style-name="T5">4</text:span><text:span text:style-name="T2">04 if an event with that eventID does not exist.</text:span></text:p>
            <text:p text:style-name="P64">500 if any internal server issue</text:p>
          </table:table-cell>
          <table:table-cell table:style-name="Table1.A2" office:value-type="string">
            <text:p text:style-name="P148">Valid access token</text:p>
            <text:p text:style-name="P148">One of the following:</text:p>
            <text:p text:style-name="P148">User account which is a host of that event</text:p>
            <text:p text:style-name="P148"><text:soft-page-break/>Administrator account</text:p>
          </table:table-cell>
          <table:table-cell table:style-name="Table1.E2" office:value-type="string">
            <text:p text:style-name="P153">Registers a guest as attending a given event. NRIC must be unique (for that particular event). <text:soft-page-break/><text:span text:style-name="T39">Event with that ID must exist. Technically a blank NRIC and blank name is acceptable.</text:span></text:p>
          </table:table-cell>
        </table:table-row>
        <table:table-row table:style-name="Table1.16">
          <table:table-cell table:style-name="Table1.A2" office:value-type="string">
            <text:p text:style-name="P85">/api/v0/events/{eventID}/guests</text:p>
          </table:table-cell>
          <table:table-cell table:style-name="Table1.A2" office:value-type="string">
            <text:p text:style-name="P151">DELETE</text:p>
          </table:table-cell>
          <table:table-cell table:style-name="Table1.A2" office:value-type="string">
            <text:p text:style-name="P116">Input</text:p>
            <text:p text:style-name="P72">{“nric”: “1234F”}</text:p>
            <text:p text:style-name="P72"/>
            <text:p text:style-name="P116">Output (Successful)</text:p>
            <text:p text:style-name="P72">Status 200</text:p>
            <text:p text:style-name="P72">{"message":"Successfully deleted guest"}</text:p>
            <text:p text:style-name="P72"/>
            <text:p text:style-name="P116">Errors</text:p>
            <text:p text:style-name="P65"><text:span text:style-name="T5">4</text:span><text:span text:style-name="T2">00 if body could not be read as JSON</text:span></text:p>
            <text:p text:style-name="P54"><text:span text:style-name="T5">4</text:span><text:span text:style-name="T2">04 if an event with that eventID does not exist.</text:span></text:p>
            <text:p text:style-name="P65">500 if any internal server issue</text:p>
          </table:table-cell>
          <table:table-cell table:style-name="Table1.A2" office:value-type="string">
            <text:p text:style-name="P148">Valid access token</text:p>
            <text:p text:style-name="P148">One of the following:</text:p>
            <text:p text:style-name="P148">User account which is a host of that event</text:p>
            <text:p text:style-name="P148">Administrator account</text:p>
          </table:table-cell>
          <table:table-cell table:style-name="Table1.E2" office:value-type="string">
            <text:p text:style-name="P154">Removes a guest <text:span text:style-name="T40">(given their nric) </text:span>from the guest list of a given event. Event with that ID must exist.</text:p>
          </table:table-cell>
        </table:table-row>
        <table:table-row table:style-name="Table1.16">
          <table:table-cell table:style-name="Table1.A2" office:value-type="string">
            <text:p text:style-name="P85">/api/v0/events/{eventID}/guests/<text:span text:style-name="T36">checkedin</text:span></text:p>
          </table:table-cell>
          <table:table-cell table:style-name="Table1.A2" office:value-type="string">
            <text:p text:style-name="P151">GET</text:p>
          </table:table-cell>
          <table:table-cell table:style-name="Table1.A2" office:value-type="string">
            <text:p text:style-name="P117">Input</text:p>
            <text:p text:style-name="P73">None</text:p>
            <text:p text:style-name="P73"/>
            <text:p text:style-name="P118">Output (Successful)</text:p>
            <text:p text:style-name="P74">Status 200</text:p>
            <text:p text:style-name="P62">["PERSON MCPERSON","CHINESE ENGLISHNAME",…]</text:p>
            <text:p text:style-name="P62"/>
            <text:p text:style-name="P119">Errors</text:p>
            <text:p text:style-name="P55"><text:span text:style-name="T5">4</text:span><text:span text:style-name="T2">04 if an event with that eventID does not exist.</text:span></text:p>
            <text:p text:style-name="P66">500 if any internal server issue</text:p>
          </table:table-cell>
          <table:table-cell table:style-name="Table1.A2" office:value-type="string">
            <text:p text:style-name="P148">Valid access token</text:p>
            <text:p text:style-name="P148">One of the following:</text:p>
            <text:p text:style-name="P148">User account which is a host of that event</text:p>
            <text:p text:style-name="P148">Administrator account</text:p>
          </table:table-cell>
          <table:table-cell table:style-name="Table1.E2" office:value-type="string">
            <text:p text:style-name="P154">Gets the list, as a JSON array, of names of guests who have checked in to (i.e. attended) a given event. Event with that ID must exist.</text:p>
          </table:table-cell>
        </table:table-row>
        <table:table-row table:style-name="Table1.16">
          <table:table-cell table:style-name="Table1.A2" office:value-type="string">
            <text:p text:style-name="P85">/api/v0/events/{eventID}/guests/<text:span text:style-name="T36">checkedin</text:span></text:p>
          </table:table-cell>
          <table:table-cell table:style-name="Table1.A2" office:value-type="string">
            <text:p text:style-name="P151">POST</text:p>
          </table:table-cell>
          <table:table-cell table:style-name="Table1.A2" office:value-type="string">
            <text:p text:style-name="P121">Input</text:p>
            <text:p text:style-name="P76">{“nric”: “1234F”}</text:p>
            <text:p text:style-name="P76"/>
            <text:p text:style-name="P121">Output (Successful)</text:p>
            <text:p text:style-name="P76"><text:soft-page-break/>Status 200</text:p>
            <text:p text:style-name="P76">“<text:span text:style-name="T41">BOB MCBOB”</text:span></text:p>
            <text:p text:style-name="P76"/>
            <text:p text:style-name="P122">Errors</text:p>
            <text:p text:style-name="P67"><text:span text:style-name="T5">4</text:span><text:span text:style-name="T2">00 if body could not be read as JSON</text:span></text:p>
            <text:p text:style-name="P56"><text:span text:style-name="T5">4</text:span><text:span text:style-name="T2">04 if an event with that eventID does not exist </text:span><text:span text:style-name="T6">or if guest with that NRIC does not exist (and thus cannot be checked in).</text:span></text:p>
            <text:p text:style-name="P67">500 if any internal server issue</text:p>
          </table:table-cell>
          <table:table-cell table:style-name="Table1.A2" office:value-type="string">
            <text:p text:style-name="P157">None</text:p>
          </table:table-cell>
          <table:table-cell table:style-name="Table1.E2" office:value-type="string">
            <text:p text:style-name="P154">Checks in a guest with the provided NRIC into the given event, given that the guest is in the <text:soft-page-break/>guest list to start with (if not an error is returned). <text:span text:style-name="T41">Returns a string with their name.</text:span> Event with that ID must exist.</text:p>
          </table:table-cell>
        </table:table-row>
        <table:table-row table:style-name="Table1.16">
          <table:table-cell table:style-name="Table1.A2" office:value-type="string">
            <text:p text:style-name="P85">/api/v0/events/{eventID}/guests/<text:span text:style-name="T36">notcheckedin</text:span></text:p>
          </table:table-cell>
          <table:table-cell table:style-name="Table1.A2" office:value-type="string">
            <text:p text:style-name="P151">GET</text:p>
          </table:table-cell>
          <table:table-cell table:style-name="Table1.A2" office:value-type="string">
            <text:p text:style-name="P123">Input</text:p>
            <text:p text:style-name="P77">None</text:p>
            <text:p text:style-name="P77"/>
            <text:p text:style-name="P123">Output (Successful)</text:p>
            <text:p text:style-name="P75">Status 200</text:p>
            <text:p text:style-name="P63">["PERSON MCPERSON","CHINESE ENGLISHNAME",…]</text:p>
            <text:p text:style-name="P63"/>
            <text:p text:style-name="P120">Errors</text:p>
            <text:p text:style-name="P57"><text:span text:style-name="T5">4</text:span><text:span text:style-name="T2">04 if an event with that eventID does not exist.</text:span></text:p>
            <text:p text:style-name="P68">500 if any internal server issue</text:p>
          </table:table-cell>
          <table:table-cell table:style-name="Table1.A2" office:value-type="string">
            <text:p text:style-name="P148">Valid access token</text:p>
            <text:p text:style-name="P148">One of the following:</text:p>
            <text:p text:style-name="P148">User account which is a host of that event</text:p>
            <text:p text:style-name="P148">Administrator account</text:p>
          </table:table-cell>
          <table:table-cell table:style-name="Table1.E2" office:value-type="string">
            <text:p text:style-name="P154">Gets the list, as a JSON arrays, of names of guests who have yet to/did not check in to (i.e. attend) a given event. Event with that ID must exist.</text:p>
          </table:table-cell>
        </table:table-row>
        <table:table-row table:style-name="Table1.16">
          <table:table-cell table:style-name="Table1.A2" office:value-type="string">
            <text:p text:style-name="P86">/api/v0/events/{eventID}/guests/<text:span text:style-name="T37">stats</text:span></text:p>
          </table:table-cell>
          <table:table-cell table:style-name="Table1.A2" office:value-type="string">
            <text:p text:style-name="P151">GET</text:p>
          </table:table-cell>
          <table:table-cell table:style-name="Table1.A2" office:value-type="string">
            <text:p text:style-name="P123">Input</text:p>
            <text:p text:style-name="P77">None</text:p>
            <text:p text:style-name="P77"/>
            <text:p text:style-name="P124">Output (Successful)</text:p>
            <text:p text:style-name="P79">Status 200</text:p>
            <text:p text:style-name="P78">{"total":335,"checkedIn":1,"percentCheckedIn":0.0029850746268656717}</text:p>
            <text:p text:style-name="P78"/>
            <text:p text:style-name="P79">If total=0, checkedIn=0, percentCheckedIn will be 0.</text:p>
            <text:p text:style-name="P78"/>
            <text:p text:style-name="P124">Errors</text:p>
            <text:p text:style-name="P58"><text:span text:style-name="T5">4</text:span><text:span text:style-name="T2">04 if an event with that eventID does not exist.</text:span></text:p>
            <text:p text:style-name="P69">500 if any internal server issue</text:p>
          </table:table-cell>
          <table:table-cell table:style-name="Table1.A2" office:value-type="string">
            <text:p text:style-name="P148">Valid access token</text:p>
            <text:p text:style-name="P148">One of the following:</text:p>
            <text:p text:style-name="P148">User account which is a host of that event</text:p>
            <text:p text:style-name="P148">Administrator account</text:p>
          </table:table-cell>
          <table:table-cell table:style-name="Table1.E2" office:value-type="string">
            <text:p text:style-name="P155">Gets summary statistics about the attendance of a given event. The statistics are the number who have checked in, <text:span text:style-name="T42">the total number of guests</text:span>, and the percentage attendance. <text:span text:style-name="T39">Event with that ID must exist.</text:span></text:p>
          </table:table-cell>
        </table:table-row>
        <text:soft-page-break/>
        <table:table-row table:style-name="Table1.16">
          <table:table-cell table:style-name="Table1.A2" office:value-type="string">
            <text:p text:style-name="P87">/api/v0/events/{eventID}/guests/<text:span text:style-name="T38">report</text:span></text:p>
          </table:table-cell>
          <table:table-cell table:style-name="Table1.A2" office:value-type="string">
            <text:p text:style-name="P151">GET</text:p>
          </table:table-cell>
          <table:table-cell table:style-name="Table1.A2" office:value-type="string">
            <text:p text:style-name="P123">Input</text:p>
            <text:p text:style-name="P77">None</text:p>
            <text:p text:style-name="P77"/>
            <text:p text:style-name="P125">Output (Successful)</text:p>
            <text:p text:style-name="P80">Returns a CSV file (with header Content-Type text/csv).</text:p>
            <text:p text:style-name="P80">The first row has two cells, “Name” and “Present”</text:p>
            <text:p text:style-name="P80">Each row has a guest name, and then 1 or 0 in the Present column. 1 means present.</text:p>
            <text:p text:style-name="P80"/>
            <text:p text:style-name="P125">Errors</text:p>
            <text:p text:style-name="P59"><text:span text:style-name="T5">4</text:span><text:span text:style-name="T2">04 if an event with that eventID does not exist.</text:span></text:p>
            <text:p text:style-name="P70">500 if any internal server issue</text:p>
          </table:table-cell>
          <table:table-cell table:style-name="Table1.A2" office:value-type="string">
            <text:p text:style-name="P148">Valid access token</text:p>
            <text:p text:style-name="P148">One of the following:</text:p>
            <text:p text:style-name="P148">User account which is a host of that event</text:p>
            <text:p text:style-name="P148">Administrator account</text:p>
          </table:table-cell>
          <table:table-cell table:style-name="Table1.E2" office:value-type="string">
            <text:p text:style-name="P156">Gets a CSV file that serves as an attendance report of the given event. The file is formatted with the names of guests followed by a “1” or “0”, with 1 indicating that that guest attended, and 0 indicating that they did not. <text:span text:style-name="T39">Event with that ID must exist.</text:span></text:p>
          </table:table-cell>
        </table:table-row>
        <table:table-row table:style-name="Table1.16">
          <table:table-cell table:style-name="Table1.A2" office:value-type="string">
            <text:p text:style-name="P87">/api/v0/<text:span text:style-name="T38">utility/qrcode</text:span></text:p>
          </table:table-cell>
          <table:table-cell table:style-name="Table1.A2" office:value-type="string">
            <text:p text:style-name="P151">POST</text:p>
          </table:table-cell>
          <table:table-cell table:style-name="Table1.A2" office:value-type="string">
            <text:p text:style-name="P126">Input</text:p>
            <text:p text:style-name="P81">{“nric” : “1234F”}</text:p>
            <text:p text:style-name="P81"/>
            <text:p text:style-name="P126">Output (Successful)</text:p>
            <text:p text:style-name="P82">A PNG image (with header Content-Type image/png) of a QR code that encodes the NRIC supplied.</text:p>
            <text:p text:style-name="P82"/>
            <text:p text:style-name="P127">Errors</text:p>
            <text:p text:style-name="P71"><text:span text:style-name="T5">4</text:span><text:span text:style-name="T2">00 if body could not be read as JSON</text:span></text:p>
            <text:p text:style-name="P71">500 if any internal server issue</text:p>
          </table:table-cell>
          <table:table-cell table:style-name="Table1.A2" office:value-type="string">
            <text:p text:style-name="P158">None</text:p>
          </table:table-cell>
          <table:table-cell table:style-name="Table1.E2" office:value-type="string">
            <text:p text:style-name="P156">Generates and returns the QR code that encodes the provided NRIC in it. The QR code is in a PNG format.</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6:15:33.326040531</meta:creation-date>
    <meta:generator>LibreOffice/6.0.7.3$Linux_X86_64 LibreOffice_project/00m0$Build-3</meta:generator>
    <dc:date>2019-03-07T16:12:33.965224315</dc:date>
    <meta:editing-duration>PT6H45M26S</meta:editing-duration>
    <meta:editing-cycles>77</meta:editing-cycles>
    <meta:document-statistic meta:table-count="1" meta:image-count="0" meta:object-count="0" meta:page-count="10" meta:paragraph-count="342" meta:word-count="2011" meta:character-count="13066" meta:non-whitespace-character-count="11390"/>
  </office:meta>
</office:document-meta>
</file>